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rsid="012ed03c" officeooo:paragraph-rsid="017eb0b1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1874602" officeooo:paragraph-rsid="01874602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paragraph-rsid="018a7305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30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0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2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55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7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2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63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Liberation Sans1" fo:language="en" fo:country="US" fo:font-weight="bold" officeooo:rsid="009b22e5" style:font-weight-asian="bold" style:font-weight-complex="bold"/>
    </style:style>
    <style:style style:name="P65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66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7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68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81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10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1826859" officeooo:paragraph-rsid="012eb4e9" style:font-name-asian="Noto Sans CJK SC Regular" style:font-size-asian="10pt" style:font-name-complex="FreeSans2" style:font-size-complex="10pt"/>
    </style:style>
    <style:style style:name="P112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16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17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18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19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20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21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font-weight="normal" officeooo:rsid="01920505" officeooo:paragraph-rsid="019358a7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25" style:family="paragraph" style:parent-style-name="Standard">
      <style:text-properties fo:language="en" fo:country="US" officeooo:rsid="012eb4e9" officeooo:paragraph-rsid="012eb4e9"/>
    </style:style>
    <style:style style:name="P126" style:family="paragraph" style:parent-style-name="Standard">
      <style:text-properties fo:language="en" fo:country="US" officeooo:rsid="012eb4e9" officeooo:paragraph-rsid="014903bd"/>
    </style:style>
    <style:style style:name="P127" style:family="paragraph" style:parent-style-name="Standard">
      <style:text-properties fo:language="en" fo:country="US" officeooo:rsid="012ed03c" officeooo:paragraph-rsid="017eb0b1"/>
    </style:style>
    <style:style style:name="P128" style:family="paragraph" style:parent-style-name="Standard">
      <style:text-properties fo:language="en" fo:country="US" officeooo:rsid="018a7305" officeooo:paragraph-rsid="018a7305"/>
    </style:style>
    <style:style style:name="P129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30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31" style:family="paragraph" style:parent-style-name="Standard">
      <style:text-properties fo:background-color="#ffffd7"/>
    </style:style>
    <style:style style:name="P132" style:family="paragraph" style:parent-style-name="Standard">
      <style:text-properties officeooo:paragraph-rsid="005c1065" fo:background-color="#ffffd7"/>
    </style:style>
    <style:style style:name="P133" style:family="paragraph" style:parent-style-name="Standard">
      <style:text-properties officeooo:paragraph-rsid="01248f82" fo:background-color="#ffffd7"/>
    </style:style>
    <style:style style:name="P134" style:family="paragraph" style:parent-style-name="Standard">
      <style:text-properties officeooo:paragraph-rsid="01151b17" fo:background-color="#ffffd7"/>
    </style:style>
    <style:style style:name="P135" style:family="paragraph" style:parent-style-name="Standard">
      <style:text-properties officeooo:paragraph-rsid="0099a6c3" fo:background-color="#ffffd7"/>
    </style:style>
    <style:style style:name="P136" style:family="paragraph" style:parent-style-name="Standard">
      <style:text-properties officeooo:paragraph-rsid="017d068f"/>
    </style:style>
    <style:style style:name="P137" style:family="paragraph" style:parent-style-name="Standard" style:master-page-name="">
      <style:paragraph-properties style:page-number="auto" fo:break-before="column"/>
    </style:style>
    <style:style style:name="P138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139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98e6ed" fo:background-color="#ffffd7" style:font-size-asian="10pt" style:font-weight-asian="normal" style:font-size-complex="10pt" style:font-weight-complex="normal"/>
    </style:style>
    <style:style style:name="P140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959abf" fo:background-color="#ffffd7" style:font-size-asian="10pt" style:font-weight-asian="bold" style:font-size-complex="10pt" style:font-weight-complex="bold"/>
    </style:style>
    <style:style style:name="P141" style:family="paragraph" style:parent-style-name="Standard">
      <style:text-properties fo:language="en" fo:country="US" fo:font-style="normal" officeooo:paragraph-rsid="0198e6ed" fo:background-color="#ffffd7" style:font-style-asian="normal" style:font-style-complex="normal"/>
    </style:style>
    <style:style style:name="P142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143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144" style:family="paragraph" style:parent-style-name="Standard">
      <style:text-properties style:font-name="Liberation Sans1" fo:font-size="10pt" fo:language="en" fo:country="US" fo:font-weight="normal" officeooo:rsid="019f6541" officeooo:paragraph-rsid="019f6541" fo:background-color="#ffffd7" style:font-size-asian="10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366997" style:font-weight-asian="normal" style:font-weight-complex="normal"/>
    </style:style>
    <style:style style:name="T7" style:family="text">
      <style:text-properties style:text-position="0% 100%" fo:font-weight="normal" officeooo:rsid="016e17e7" style:font-weight-asian="normal" style:font-weight-complex="normal"/>
    </style:style>
    <style:style style:name="T8" style:family="text">
      <style:text-properties style:text-position="0% 100%" fo:font-weight="normal" officeooo:rsid="019de141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6e17e7" style:font-size-asian="10pt" style:font-size-complex="10pt"/>
    </style:style>
    <style:style style:name="T28" style:family="text">
      <style:text-properties style:text-position="0% 100%" style:font-name="Liberation Sans1" fo:font-size="10pt" officeooo:rsid="019a48b7" style:font-size-asian="10pt" style:font-size-complex="10pt"/>
    </style:style>
    <style:style style:name="T29" style:family="text">
      <style:text-properties style:text-position="0% 100%" style:font-name="Liberation Sans1" fo:font-size="10pt" officeooo:rsid="019c3175" style:font-size-asian="10pt" style:font-size-complex="10pt"/>
    </style:style>
    <style:style style:name="T30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19c3175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1a7280e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7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3" style:family="text">
      <style:text-properties style:text-position="0% 100%" officeooo:rsid="001e9fb4"/>
    </style:style>
    <style:style style:name="T44" style:family="text">
      <style:text-properties style:text-position="0% 100%" officeooo:rsid="0112266d"/>
    </style:style>
    <style:style style:name="T45" style:family="text">
      <style:text-properties style:text-position="0% 100%" officeooo:rsid="01248f82"/>
    </style:style>
    <style:style style:name="T46" style:family="text">
      <style:text-properties style:text-position="0% 100%" officeooo:rsid="012c74f0"/>
    </style:style>
    <style:style style:name="T47" style:family="text">
      <style:text-properties style:text-position="0% 100%" officeooo:rsid="005c1065"/>
    </style:style>
    <style:style style:name="T48" style:family="text">
      <style:text-properties style:text-position="0% 100%" officeooo:rsid="006381b9"/>
    </style:style>
    <style:style style:name="T49" style:family="text">
      <style:text-properties style:text-position="0% 100%" officeooo:rsid="00c754ba"/>
    </style:style>
    <style:style style:name="T50" style:family="text">
      <style:text-properties style:text-position="0% 100%" officeooo:rsid="014903bd" style:font-name-asian="Noto Sans CJK SC Regular" style:font-name-complex="FreeSans2"/>
    </style:style>
    <style:style style:name="T51" style:family="text">
      <style:text-properties style:text-position="0% 100%" officeooo:rsid="013d689d"/>
    </style:style>
    <style:style style:name="T52" style:family="text">
      <style:text-properties style:text-position="0% 100%" fo:background-color="#ffffd7" loext:char-shading-value="0"/>
    </style:style>
    <style:style style:name="T53" style:family="text">
      <style:text-properties style:text-position="0% 100%" officeooo:rsid="001c5ad4" fo:background-color="#ffffd7" loext:char-shading-value="0"/>
    </style:style>
    <style:style style:name="T54" style:family="text">
      <style:text-properties style:text-position="0% 100%" officeooo:rsid="0103cf83" fo:background-color="#ffffd7" loext:char-shading-value="0"/>
    </style:style>
    <style:style style:name="T55" style:family="text">
      <style:text-properties style:text-position="0% 100%" officeooo:rsid="000fe0a6" fo:background-color="#ffffd7" loext:char-shading-value="0"/>
    </style:style>
    <style:style style:name="T56" style:family="text">
      <style:text-properties style:text-position="0% 100%" officeooo:rsid="0077fd05" fo:background-color="#ffffd7" loext:char-shading-value="0"/>
    </style:style>
    <style:style style:name="T57" style:family="text">
      <style:text-properties style:text-position="0% 100%" officeooo:rsid="0072e30b" fo:background-color="#ffffd7" loext:char-shading-value="0"/>
    </style:style>
    <style:style style:name="T58" style:family="text">
      <style:text-properties style:text-position="0% 100%" officeooo:rsid="004dcd95" fo:background-color="#ffffd7" loext:char-shading-value="0"/>
    </style:style>
    <style:style style:name="T59" style:family="text">
      <style:text-properties style:text-position="0% 100%" officeooo:rsid="00629f5b" fo:background-color="#ffffd7" loext:char-shading-value="0"/>
    </style:style>
    <style:style style:name="T60" style:family="text">
      <style:text-properties style:text-position="0% 100%" officeooo:rsid="012e4e51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weight="normal" officeooo:rsid="001c5ad4" style:font-weight-asian="normal" style:font-weight-complex="normal"/>
    </style:style>
    <style:style style:name="T63" style:family="text">
      <style:text-properties style:text-position="sub 58%" fo:font-weight="normal" officeooo:rsid="00332b0b" style:font-weight-asian="normal" style:font-weight-complex="normal"/>
    </style:style>
    <style:style style:name="T64" style:family="text">
      <style:text-properties style:text-position="sub 58%" fo:font-weight="normal" officeooo:rsid="001de981" style:font-weight-asian="normal" style:font-weight-complex="normal"/>
    </style:style>
    <style:style style:name="T65" style:family="text">
      <style:text-properties style:text-position="sub 58%" fo:font-weight="normal" officeooo:rsid="00b21ada" style:font-weight-asian="normal" style:font-weight-complex="normal"/>
    </style:style>
    <style:style style:name="T66" style:family="text">
      <style:text-properties style:text-position="sub 58%" fo:font-weight="normal" officeooo:rsid="00bb33a0" style:font-weight-asian="normal" style:font-weight-complex="normal"/>
    </style:style>
    <style:style style:name="T67" style:family="text">
      <style:text-properties style:text-position="sub 58%" fo:font-weight="normal" officeooo:rsid="00c6c305" style:font-weight-asian="normal" style:font-weight-complex="normal"/>
    </style:style>
    <style:style style:name="T68" style:family="text">
      <style:text-properties style:text-position="sub 58%" fo:font-weight="normal" officeooo:rsid="01015508" style:font-weight-asian="normal" style:font-weight-complex="normal"/>
    </style:style>
    <style:style style:name="T69" style:family="text">
      <style:text-properties style:text-position="sub 58%" fo:font-weight="normal" officeooo:rsid="0056cf35" style:font-weight-asian="normal" style:font-weight-complex="normal"/>
    </style:style>
    <style:style style:name="T70" style:family="text">
      <style:text-properties style:text-position="sub 58%" fo:font-weight="normal" officeooo:rsid="005b1887" style:font-weight-asian="normal" style:font-weight-complex="normal"/>
    </style:style>
    <style:style style:name="T71" style:family="text">
      <style:text-properties style:text-position="sub 58%" fo:font-weight="normal" officeooo:rsid="0129897a" style:font-weight-asian="normal" style:font-weight-complex="normal"/>
    </style:style>
    <style:style style:name="T72" style:family="text">
      <style:text-properties style:text-position="sub 58%" fo:font-weight="normal" officeooo:rsid="01366997" style:font-weight-asian="normal" style:font-weight-complex="normal"/>
    </style:style>
    <style:style style:name="T73" style:family="text">
      <style:text-properties style:text-position="sub 58%" fo:font-weight="normal" officeooo:rsid="00c754ba" style:font-weight-asian="normal" style:font-weight-complex="normal"/>
    </style:style>
    <style:style style:name="T74" style:family="text">
      <style:text-properties style:text-position="sub 58%" fo:font-weight="normal" officeooo:rsid="001129a8" style:font-weight-asian="normal" style:font-weight-complex="normal"/>
    </style:style>
    <style:style style:name="T75" style:family="text">
      <style:text-properties style:text-position="sub 58%" fo:font-weight="normal" officeooo:rsid="0060739a" style:font-weight-asian="normal" style:font-weight-complex="normal"/>
    </style:style>
    <style:style style:name="T76" style:family="text">
      <style:text-properties style:text-position="sub 58%" officeooo:rsid="00114b91"/>
    </style:style>
    <style:style style:name="T77" style:family="text">
      <style:text-properties style:text-position="sub 58%" officeooo:rsid="00135142"/>
    </style:style>
    <style:style style:name="T78" style:family="text">
      <style:text-properties style:text-position="sub 58%" officeooo:rsid="001e9fb4"/>
    </style:style>
    <style:style style:name="T79" style:family="text">
      <style:text-properties style:text-position="sub 58%" officeooo:rsid="001129a8"/>
    </style:style>
    <style:style style:name="T80" style:family="text">
      <style:text-properties style:text-position="sub 58%" officeooo:rsid="00332b0b"/>
    </style:style>
    <style:style style:name="T81" style:family="text">
      <style:text-properties style:text-position="sub 58%" officeooo:rsid="001c5ad4"/>
    </style:style>
    <style:style style:name="T82" style:family="text">
      <style:text-properties style:text-position="sub 58%" officeooo:rsid="00344165"/>
    </style:style>
    <style:style style:name="T83" style:family="text">
      <style:text-properties style:text-position="sub 58%" officeooo:rsid="0011f110"/>
    </style:style>
    <style:style style:name="T84" style:family="text">
      <style:text-properties style:text-position="sub 58%" officeooo:rsid="005b1887"/>
    </style:style>
    <style:style style:name="T85" style:family="text">
      <style:text-properties style:text-position="sub 58%" officeooo:rsid="005b5d22"/>
    </style:style>
    <style:style style:name="T86" style:family="text">
      <style:text-properties style:text-position="sub 58%" officeooo:rsid="005c1065"/>
    </style:style>
    <style:style style:name="T87" style:family="text">
      <style:text-properties style:text-position="sub 58%" officeooo:rsid="0060739a"/>
    </style:style>
    <style:style style:name="T88" style:family="text">
      <style:text-properties style:text-position="sub 58%" style:font-name="Liberation Sans1" fo:font-size="10pt" style:font-size-asian="10pt" style:font-size-complex="10pt"/>
    </style:style>
    <style:style style:name="T89" style:family="text">
      <style:text-properties style:text-position="sub 58%" style:font-name="Liberation Sans1" fo:font-size="10pt" officeooo:rsid="0060739a" style:font-size-asian="10pt" style:font-size-complex="10pt"/>
    </style:style>
    <style:style style:name="T90" style:family="text">
      <style:text-properties style:text-position="sub 58%" style:font-name="Liberation Sans1" fo:font-size="10pt" officeooo:rsid="018cdec6" style:font-size-asian="10pt" style:font-size-complex="10pt"/>
    </style:style>
    <style:style style:name="T91" style:family="text">
      <style:text-properties style:text-position="sub 58%" style:font-name="Liberation Sans1" fo:font-size="10pt" officeooo:rsid="0198e6ed" style:font-size-asian="10pt" style:font-size-complex="10pt"/>
    </style:style>
    <style:style style:name="T92" style:family="text">
      <style:text-properties style:text-position="sub 58%" style:font-name="Liberation Sans1" fo:font-size="10pt" officeooo:rsid="019a48b7" style:font-size-asian="10pt" style:font-size-complex="10pt"/>
    </style:style>
    <style:style style:name="T93" style:family="text">
      <style:text-properties style:text-position="sub 58%" style:font-name="Liberation Sans1" fo:font-size="10pt" officeooo:rsid="019c3175" style:font-size-asian="10pt" style:font-size-complex="10pt"/>
    </style:style>
    <style:style style:name="T94" style:family="text">
      <style:text-properties style:text-position="sub 58%" style:font-name="Liberation Sans1" fo:font-size="10pt" officeooo:rsid="00987bcd" style:font-size-asian="8.75pt" style:font-size-complex="10pt"/>
    </style:style>
    <style:style style:name="T95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6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98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99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00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1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2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4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5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06" style:family="text">
      <style:text-properties style:text-position="sub 58%" style:font-name="Liberation Sans1" fo:font-size="10pt" fo:font-weight="normal" officeooo:rsid="00135142" style:font-size-asian="10pt" style:font-weight-asian="normal" style:font-size-complex="10pt" style:font-weight-complex="normal"/>
    </style:style>
    <style:style style:name="T107" style:family="text">
      <style:text-properties style:text-position="sub 58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font-weight="normal" officeooo:rsid="0198e6ed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font-weight="normal" officeooo:rsid="01a7280e" style:font-size-asian="10pt" style:font-weight-asian="normal" style:font-size-complex="10pt" style:font-weight-complex="normal"/>
    </style:style>
    <style:style style:name="T110" style:family="text">
      <style:text-properties style:text-position="sub 58%" style:font-name="Liberation Sans1" officeooo:rsid="00f13f31"/>
    </style:style>
    <style:style style:name="T111" style:family="text">
      <style:text-properties style:text-position="sub 58%" officeooo:rsid="00629f5b"/>
    </style:style>
    <style:style style:name="T112" style:family="text">
      <style:text-properties style:text-position="sub 58%" officeooo:rsid="0069ece3"/>
    </style:style>
    <style:style style:name="T113" style:family="text">
      <style:text-properties style:text-position="sub 58%" officeooo:rsid="006b5d3c"/>
    </style:style>
    <style:style style:name="T114" style:family="text">
      <style:text-properties style:text-position="sub 58%" officeooo:rsid="006381b9"/>
    </style:style>
    <style:style style:name="T115" style:family="text">
      <style:text-properties style:text-position="sub 58%" officeooo:rsid="006ee7f3"/>
    </style:style>
    <style:style style:name="T116" style:family="text">
      <style:text-properties style:text-position="sub 58%" style:font-name-asian="Noto Sans CJK SC Regular" style:font-name-complex="FreeSans2"/>
    </style:style>
    <style:style style:name="T117" style:family="text">
      <style:text-properties style:text-position="sub 58%" officeooo:rsid="00a444b7"/>
    </style:style>
    <style:style style:name="T118" style:family="text">
      <style:text-properties style:text-position="sub 58%" officeooo:rsid="00ba84d9"/>
    </style:style>
    <style:style style:name="T119" style:family="text">
      <style:text-properties style:text-position="sub 58%" officeooo:rsid="00bc40c7"/>
    </style:style>
    <style:style style:name="T120" style:family="text">
      <style:text-properties style:text-position="sub 58%" officeooo:rsid="00c6f487"/>
    </style:style>
    <style:style style:name="T121" style:family="text">
      <style:text-properties style:text-position="sub 58%" officeooo:rsid="00c754ba"/>
    </style:style>
    <style:style style:name="T122" style:family="text">
      <style:text-properties style:text-position="sub 58%" officeooo:rsid="00a87af1"/>
    </style:style>
    <style:style style:name="T123" style:family="text">
      <style:text-properties style:text-position="sub 58%" officeooo:rsid="00e7da66"/>
    </style:style>
    <style:style style:name="T124" style:family="text">
      <style:text-properties style:text-position="sub 58%" fo:language="en" fo:country="US"/>
    </style:style>
    <style:style style:name="T125" style:family="text">
      <style:text-properties style:text-position="sub 58%" fo:language="en" fo:country="US" officeooo:rsid="00ec19a8"/>
    </style:style>
    <style:style style:name="T126" style:family="text">
      <style:text-properties style:text-position="sub 58%" fo:language="en" fo:country="US" officeooo:rsid="018a7305"/>
    </style:style>
    <style:style style:name="T127" style:family="text">
      <style:text-properties style:text-position="sub 58%" officeooo:rsid="00cf48e9"/>
    </style:style>
    <style:style style:name="T128" style:family="text">
      <style:text-properties style:text-position="sub 58%" officeooo:rsid="00f13f31"/>
    </style:style>
    <style:style style:name="T129" style:family="text">
      <style:text-properties style:text-position="sub 58%" officeooo:rsid="0100c081"/>
    </style:style>
    <style:style style:name="T130" style:family="text">
      <style:text-properties style:text-position="sub 58%" officeooo:rsid="01015508"/>
    </style:style>
    <style:style style:name="T131" style:family="text">
      <style:text-properties style:text-position="sub 58%" officeooo:rsid="010a8d4b"/>
    </style:style>
    <style:style style:name="T132" style:family="text">
      <style:text-properties style:text-position="sub 58%" officeooo:rsid="0112266d"/>
    </style:style>
    <style:style style:name="T133" style:family="text">
      <style:text-properties style:text-position="sub 58%" officeooo:rsid="0130ea1f"/>
    </style:style>
    <style:style style:name="T134" style:family="text">
      <style:text-properties style:text-position="sub 58%" officeooo:rsid="01248f82"/>
    </style:style>
    <style:style style:name="T135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36" style:family="text">
      <style:text-properties style:text-position="sub 58%" officeooo:rsid="00c89aaf"/>
    </style:style>
    <style:style style:name="T137" style:family="text">
      <style:text-properties style:text-position="sub 58%" officeooo:rsid="013d689d"/>
    </style:style>
    <style:style style:name="T138" style:family="text">
      <style:text-properties style:text-position="sub 58%" officeooo:rsid="013d1165"/>
    </style:style>
    <style:style style:name="T139" style:family="text">
      <style:text-properties style:text-position="sub 58%" officeooo:rsid="013e0316"/>
    </style:style>
    <style:style style:name="T140" style:family="text">
      <style:text-properties style:text-position="sub 58%" officeooo:rsid="0140b26b"/>
    </style:style>
    <style:style style:name="T141" style:family="text">
      <style:text-properties style:text-position="sub 58%" officeooo:rsid="014aa873"/>
    </style:style>
    <style:style style:name="T142" style:family="text">
      <style:text-properties style:text-position="sub 58%" officeooo:rsid="014e4295"/>
    </style:style>
    <style:style style:name="T143" style:family="text">
      <style:text-properties style:text-position="sub 58%" officeooo:rsid="01581f69"/>
    </style:style>
    <style:style style:name="T144" style:family="text">
      <style:text-properties style:text-position="sub 58%" officeooo:rsid="014c70bc"/>
    </style:style>
    <style:style style:name="T145" style:family="text">
      <style:text-properties style:text-position="sub 58%" officeooo:rsid="01707387"/>
    </style:style>
    <style:style style:name="T146" style:family="text">
      <style:text-properties style:text-position="sub 58%" officeooo:rsid="012e4e51"/>
    </style:style>
    <style:style style:name="T147" style:family="text">
      <style:text-properties style:text-position="sub 58%" officeooo:rsid="018a7305"/>
    </style:style>
    <style:style style:name="T148" style:family="text">
      <style:text-properties style:text-position="sub 58%" officeooo:rsid="0197792b"/>
    </style:style>
    <style:style style:name="T149" style:family="text">
      <style:text-properties style:text-position="sub 58%" officeooo:rsid="0198e6ed"/>
    </style:style>
    <style:style style:name="T150" style:family="text">
      <style:text-properties style:text-position="sub 58%" officeooo:rsid="019da845"/>
    </style:style>
    <style:style style:name="T151" style:family="text">
      <style:text-properties style:text-position="sub 58%" officeooo:rsid="019f6541"/>
    </style:style>
    <style:style style:name="T152" style:family="text">
      <style:text-properties style:text-position="super 58%"/>
    </style:style>
    <style:style style:name="T153" style:family="text">
      <style:text-properties style:text-position="super 58%" officeooo:rsid="00114b91"/>
    </style:style>
    <style:style style:name="T154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55" style:family="text">
      <style:text-properties fo:font-weight="normal" officeooo:rsid="001c5ad4" style:font-weight-asian="normal" style:font-weight-complex="normal"/>
    </style:style>
    <style:style style:name="T156" style:family="text">
      <style:text-properties fo:font-weight="normal" officeooo:rsid="00c6c305" style:font-weight-asian="normal" style:font-weight-complex="normal"/>
    </style:style>
    <style:style style:name="T157" style:family="text">
      <style:text-properties fo:font-weight="normal" officeooo:rsid="001e9fb4" style:font-weight-asian="normal" style:font-weight-complex="normal"/>
    </style:style>
    <style:style style:name="T158" style:family="text">
      <style:text-properties fo:font-weight="normal" officeooo:rsid="0056cf35" style:font-weight-asian="normal" style:font-weight-complex="normal"/>
    </style:style>
    <style:style style:name="T159" style:family="text">
      <style:text-properties fo:font-weight="normal" officeooo:rsid="00d1966a" style:font-weight-asian="normal" style:font-weight-complex="normal"/>
    </style:style>
    <style:style style:name="T160" style:family="text">
      <style:text-properties fo:font-weight="normal" officeooo:rsid="005c1065" style:font-weight-asian="normal" style:font-weight-complex="normal"/>
    </style:style>
    <style:style style:name="T161" style:family="text">
      <style:text-properties fo:font-weight="normal" officeooo:rsid="005b1887" style:font-weight-asian="normal" style:font-weight-complex="normal"/>
    </style:style>
    <style:style style:name="T162" style:family="text">
      <style:text-properties fo:font-weight="normal" officeooo:rsid="01248f82" style:font-weight-asian="normal" style:font-weight-complex="normal"/>
    </style:style>
    <style:style style:name="T163" style:family="text">
      <style:text-properties fo:font-weight="normal" officeooo:rsid="0129897a" style:font-weight-asian="normal" style:font-weight-complex="normal"/>
    </style:style>
    <style:style style:name="T164" style:family="text">
      <style:text-properties fo:font-weight="normal" officeooo:rsid="0134119b" style:font-weight-asian="normal" style:font-weight-complex="normal"/>
    </style:style>
    <style:style style:name="T165" style:family="text">
      <style:text-properties fo:font-weight="normal" officeooo:rsid="01366997" style:font-weight-asian="normal" style:font-weight-complex="normal"/>
    </style:style>
    <style:style style:name="T166" style:family="text">
      <style:text-properties officeooo:rsid="001c5ad4"/>
    </style:style>
    <style:style style:name="T167" style:family="text">
      <style:text-properties officeooo:rsid="00114b91"/>
    </style:style>
    <style:style style:name="T168" style:family="text">
      <style:text-properties officeooo:rsid="001e9fb4"/>
    </style:style>
    <style:style style:name="T169" style:family="text">
      <style:text-properties officeooo:rsid="0022982b"/>
    </style:style>
    <style:style style:name="T170" style:family="text">
      <style:text-properties officeooo:rsid="001d8000"/>
    </style:style>
    <style:style style:name="T171" style:family="text">
      <style:text-properties officeooo:rsid="004dcd95"/>
    </style:style>
    <style:style style:name="T172" style:family="text">
      <style:text-properties officeooo:rsid="005b1887"/>
    </style:style>
    <style:style style:name="T173" style:family="text">
      <style:text-properties officeooo:rsid="005b5d22"/>
    </style:style>
    <style:style style:name="T174" style:family="text">
      <style:text-properties officeooo:rsid="00629f5b"/>
    </style:style>
    <style:style style:name="T175" style:family="text">
      <style:text-properties style:font-name="Liberation Sans1" fo:font-size="10pt" style:font-size-asian="10pt" style:font-size-complex="10pt"/>
    </style:style>
    <style:style style:name="T176" style:family="text">
      <style:text-properties style:font-name="Liberation Sans1" fo:font-size="10pt" officeooo:rsid="014aa873" style:font-size-asian="10pt" style:font-size-complex="10pt"/>
    </style:style>
    <style:style style:name="T177" style:family="text">
      <style:text-properties style:font-name="Liberation Sans1" fo:font-size="10pt" officeooo:rsid="014f4f46" style:font-size-asian="10pt" style:font-size-complex="10pt"/>
    </style:style>
    <style:style style:name="T178" style:family="text">
      <style:text-properties style:font-name="Liberation Sans1" fo:font-size="10pt" officeooo:rsid="01826859" style:font-size-asian="10pt" style:font-size-complex="10pt"/>
    </style:style>
    <style:style style:name="T179" style:family="text">
      <style:text-properties style:font-name="Liberation Sans1" fo:font-size="10pt" officeooo:rsid="018482fb" style:font-size-asian="10pt" style:font-size-complex="10pt"/>
    </style:style>
    <style:style style:name="T180" style:family="text">
      <style:text-properties style:font-name="Liberation Sans1" fo:font-size="10pt" officeooo:rsid="018cdec6" style:font-size-asian="10pt" style:font-size-complex="10pt"/>
    </style:style>
    <style:style style:name="T181" style:family="text">
      <style:text-properties style:font-name="Liberation Sans1" fo:font-size="10pt" style:font-size-asian="8.75pt" style:font-size-complex="10pt"/>
    </style:style>
    <style:style style:name="T182" style:family="text">
      <style:text-properties style:font-name="Liberation Sans1" fo:font-size="10pt" officeooo:rsid="00987bcd" style:font-size-asian="8.75pt" style:font-size-complex="10pt"/>
    </style:style>
    <style:style style:name="T183" style:family="text">
      <style:text-properties style:font-name="Liberation Sans1" fo:font-size="10pt" officeooo:rsid="0099a6c3" style:font-size-asian="8.75pt" style:font-size-complex="10pt"/>
    </style:style>
    <style:style style:name="T184" style:family="text">
      <style:text-properties style:font-name="Liberation Sans1" fo:font-size="10pt" fo:language="en" fo:country="US" style:font-size-asian="10pt" style:font-size-complex="10pt"/>
    </style:style>
    <style:style style:name="T185" style:family="text">
      <style:text-properties style:font-name="Liberation Sans1" fo:font-size="10pt" fo:language="en" fo:country="US" officeooo:rsid="0077f63c" style:font-size-asian="10pt" style:font-size-complex="10pt"/>
    </style:style>
    <style:style style:name="T186" style:family="text">
      <style:text-properties style:font-name="Liberation Sans1" fo:font-size="10pt" fo:language="en" fo:country="US" officeooo:rsid="01248f82" style:font-size-asian="10pt" style:font-size-complex="10pt"/>
    </style:style>
    <style:style style:name="T187" style:family="text">
      <style:text-properties style:font-name="Liberation Sans1" fo:font-size="10pt" fo:language="en" fo:country="US" officeooo:rsid="00a0b0a1" style:font-size-asian="10pt" style:font-size-complex="10pt"/>
    </style:style>
    <style:style style:name="T188" style:family="text">
      <style:text-properties style:font-name="Liberation Sans1" fo:font-size="10pt" fo:language="en" fo:country="US" officeooo:rsid="005b5d22" style:font-size-asian="10pt" style:font-size-complex="10pt"/>
    </style:style>
    <style:style style:name="T189" style:family="text">
      <style:text-properties style:font-name="Liberation Sans1" fo:font-size="10pt" fo:language="en" fo:country="US" officeooo:rsid="0129897a" style:font-size-asian="10pt" style:font-size-complex="10pt"/>
    </style:style>
    <style:style style:name="T190" style:family="text">
      <style:text-properties style:font-name="Liberation Sans1" fo:font-size="10pt" fo:language="en" fo:country="US" officeooo:rsid="012e4e51" style:font-size-asian="10pt" style:font-size-complex="10pt"/>
    </style:style>
    <style:style style:name="T191" style:family="text">
      <style:text-properties style:font-name="Liberation Sans1" fo:font-size="10pt" fo:language="en" fo:country="US" officeooo:rsid="01340ac9" style:font-size-asian="10pt" style:font-size-complex="10pt"/>
    </style:style>
    <style:style style:name="T192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3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4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5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96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199" style:family="text">
      <style:text-properties style:font-name="Liberation Sans1" fo:font-size="10pt" fo:language="en" fo:country="US" fo:background-color="#dde8cb" loext:char-shading-value="0" style:font-size-asian="10pt" style:font-size-complex="10pt"/>
    </style:style>
    <style:style style:name="T200" style:family="text">
      <style:text-properties style:font-name="Liberation Sans1" fo:font-size="10pt" fo:language="en" fo:country="US" officeooo:rsid="018fb9c4" fo:background-color="#dde8cb" loext:char-shading-value="0" style:font-size-asian="10pt" style:font-size-complex="10pt"/>
    </style:style>
    <style:style style:name="T201" style:family="text">
      <style:text-properties style:font-name="Liberation Sans1" fo:font-size="10pt" fo:background-color="#dde8cb" loext:char-shading-value="0" style:font-size-asian="10pt" style:font-size-complex="10pt"/>
    </style:style>
    <style:style style:name="T202" style:family="text">
      <style:text-properties style:font-name="Liberation Sans1" officeooo:rsid="00d14837"/>
    </style:style>
    <style:style style:name="T203" style:family="text">
      <style:text-properties style:font-name="Liberation Sans1" fo:language="en" fo:country="US" fo:font-weight="bold" style:font-weight-asian="bold" style:font-weight-complex="bold"/>
    </style:style>
    <style:style style:name="T204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05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06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07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08" style:family="text">
      <style:text-properties style:font-name="Liberation Sans1" fo:language="en" fo:country="US" fo:font-weight="bold" officeooo:rsid="0195091c" style:font-weight-asian="bold" style:font-weight-complex="bold"/>
    </style:style>
    <style:style style:name="T209" style:family="text">
      <style:text-properties style:font-name="Liberation Sans1" fo:language="en" fo:country="US" fo:font-weight="bold" officeooo:rsid="019de141" style:font-weight-asian="bold" style:font-weight-complex="bold"/>
    </style:style>
    <style:style style:name="T210" style:family="text">
      <style:text-properties style:font-name="Liberation Sans1" officeooo:rsid="00efb16a"/>
    </style:style>
    <style:style style:name="T211" style:family="text">
      <style:text-properties style:font-name="Liberation Sans1" officeooo:rsid="00f13f31"/>
    </style:style>
    <style:style style:name="T212" style:family="text">
      <style:text-properties style:font-name="Liberation Sans1" officeooo:rsid="0103cf83"/>
    </style:style>
    <style:style style:name="T213" style:family="text">
      <style:text-properties style:font-name="Liberation Sans1" officeooo:rsid="013bf727"/>
    </style:style>
    <style:style style:name="T214" style:family="text">
      <style:text-properties style:font-name="Liberation Sans1" officeooo:rsid="0167ec1f"/>
    </style:style>
    <style:style style:name="T215" style:family="text">
      <style:text-properties officeooo:rsid="006381b9"/>
    </style:style>
    <style:style style:name="T216" style:family="text">
      <style:text-properties officeooo:rsid="0069ece3"/>
    </style:style>
    <style:style style:name="T217" style:family="text">
      <style:text-properties officeooo:rsid="0077f63c"/>
    </style:style>
    <style:style style:name="T218" style:family="text">
      <style:text-properties officeooo:rsid="0091ed21"/>
    </style:style>
    <style:style style:name="T219" style:family="text">
      <style:text-properties officeooo:rsid="00921dfb"/>
    </style:style>
    <style:style style:name="T220" style:family="text">
      <style:text-properties officeooo:rsid="00987bcd"/>
    </style:style>
    <style:style style:name="T221" style:family="text">
      <style:text-properties style:font-name="Liberation Sans" style:font-name-asian="Liberation Sans" style:font-name-complex="Liberation Sans"/>
    </style:style>
    <style:style style:name="T222" style:family="text">
      <style:text-properties style:font-name-asian="Noto Sans CJK SC Regular" style:font-name-complex="FreeSans2"/>
    </style:style>
    <style:style style:name="T223" style:family="text">
      <style:text-properties officeooo:rsid="014f4f46" style:font-name-asian="Noto Sans CJK SC Regular" style:font-name-complex="FreeSans2"/>
    </style:style>
    <style:style style:name="T224" style:family="text">
      <style:text-properties officeooo:rsid="009f2cb1"/>
    </style:style>
    <style:style style:name="T225" style:family="text">
      <style:text-properties officeooo:rsid="00a444b7"/>
    </style:style>
    <style:style style:name="T226" style:family="text">
      <style:text-properties officeooo:rsid="00b00c00"/>
    </style:style>
    <style:style style:name="T227" style:family="text">
      <style:text-properties officeooo:rsid="00ba84d9"/>
    </style:style>
    <style:style style:name="T228" style:family="text">
      <style:text-properties officeooo:rsid="00c49749"/>
    </style:style>
    <style:style style:name="T229" style:family="text">
      <style:text-properties officeooo:rsid="00cf48e9"/>
    </style:style>
    <style:style style:name="T230" style:family="text">
      <style:text-properties fo:language="en" fo:country="US"/>
    </style:style>
    <style:style style:name="T231" style:family="text">
      <style:text-properties fo:language="en" fo:country="US" officeooo:rsid="00986910"/>
    </style:style>
    <style:style style:name="T232" style:family="text">
      <style:text-properties fo:language="en" fo:country="US" officeooo:rsid="00ec19a8"/>
    </style:style>
    <style:style style:name="T233" style:family="text">
      <style:text-properties fo:language="en" fo:country="US" officeooo:rsid="00fbbd8e"/>
    </style:style>
    <style:style style:name="T234" style:family="text">
      <style:text-properties officeooo:rsid="00ec19a8"/>
    </style:style>
    <style:style style:name="T235" style:family="text">
      <style:text-properties officeooo:rsid="00f13f31"/>
    </style:style>
    <style:style style:name="T236" style:family="text">
      <style:text-properties officeooo:rsid="00f2c970"/>
    </style:style>
    <style:style style:name="T237" style:family="text">
      <style:text-properties officeooo:rsid="0100c081"/>
    </style:style>
    <style:style style:name="T238" style:family="text">
      <style:text-properties officeooo:rsid="0103cf83"/>
    </style:style>
    <style:style style:name="T239" style:family="text">
      <style:text-properties officeooo:rsid="0112266d"/>
    </style:style>
    <style:style style:name="T240" style:family="text">
      <style:text-properties officeooo:rsid="012e4e51"/>
    </style:style>
    <style:style style:name="T241" style:family="text">
      <style:text-properties officeooo:rsid="01248f82"/>
    </style:style>
    <style:style style:name="T242" style:family="text">
      <style:text-properties officeooo:rsid="0129897a"/>
    </style:style>
    <style:style style:name="T243" style:family="text">
      <style:text-properties officeooo:rsid="00a0b0a1"/>
    </style:style>
    <style:style style:name="T244" style:family="text">
      <style:text-properties officeooo:rsid="0064d661"/>
    </style:style>
    <style:style style:name="T245" style:family="text">
      <style:text-properties officeooo:rsid="013bf727"/>
    </style:style>
    <style:style style:name="T246" style:family="text">
      <style:text-properties officeooo:rsid="00d14837"/>
    </style:style>
    <style:style style:name="T247" style:family="text">
      <style:text-properties officeooo:rsid="00efb16a"/>
    </style:style>
    <style:style style:name="T248" style:family="text">
      <style:text-properties officeooo:rsid="013d1165"/>
    </style:style>
    <style:style style:name="T249" style:family="text">
      <style:text-properties officeooo:rsid="013d689d"/>
    </style:style>
    <style:style style:name="T250" style:family="text">
      <style:text-properties officeooo:rsid="013e0316"/>
    </style:style>
    <style:style style:name="T251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52" style:family="text">
      <style:text-properties officeooo:rsid="013fe9ec"/>
    </style:style>
    <style:style style:name="T253" style:family="text">
      <style:text-properties officeooo:rsid="014aa873"/>
    </style:style>
    <style:style style:name="T254" style:family="text">
      <style:text-properties officeooo:rsid="012ed03c"/>
    </style:style>
    <style:style style:name="T255" style:family="text">
      <style:text-properties officeooo:rsid="014f4f46"/>
    </style:style>
    <style:style style:name="T256" style:family="text">
      <style:text-properties officeooo:rsid="0167ec1f"/>
    </style:style>
    <style:style style:name="T257" style:family="text">
      <style:text-properties officeooo:rsid="016e17e7"/>
    </style:style>
    <style:style style:name="T258" style:family="text">
      <style:text-properties officeooo:rsid="014c70bc"/>
    </style:style>
    <style:style style:name="T259" style:family="text">
      <style:text-properties officeooo:rsid="01707387"/>
    </style:style>
    <style:style style:name="T260" style:family="text">
      <style:text-properties fo:background-color="#dde8cb" loext:char-shading-value="0"/>
    </style:style>
    <style:style style:name="T261" style:family="text">
      <style:text-properties officeooo:rsid="018482fb" fo:background-color="#dde8cb" loext:char-shading-value="0"/>
    </style:style>
    <style:style style:name="T262" style:family="text">
      <style:text-properties fo:background-color="#ffffd7" loext:char-shading-value="0"/>
    </style:style>
    <style:style style:name="T263" style:family="text">
      <style:text-properties officeooo:rsid="0195091c" fo:background-color="#ffffd7" loext:char-shading-value="0"/>
    </style:style>
    <style:style style:name="T264" style:family="text">
      <style:text-properties officeooo:rsid="018a7305"/>
    </style:style>
    <style:style style:name="T265" style:family="text">
      <style:text-properties officeooo:rsid="018c0b9b"/>
    </style:style>
    <style:style style:name="T266" style:family="text">
      <style:text-properties officeooo:rsid="018cdec6"/>
    </style:style>
    <style:style style:name="T267" style:family="text">
      <style:text-properties officeooo:rsid="019358a7"/>
    </style:style>
    <style:style style:name="T268" style:family="text">
      <style:text-properties officeooo:rsid="0195091c"/>
    </style:style>
    <style:style style:name="T269" style:family="text">
      <style:text-properties officeooo:rsid="01959abf"/>
    </style:style>
    <style:style style:name="T270" style:family="text">
      <style:text-properties officeooo:rsid="0197792b"/>
    </style:style>
    <style:style style:name="T271" style:family="text">
      <style:text-properties officeooo:rsid="0198e6ed"/>
    </style:style>
    <style:style style:name="T272" style:family="text">
      <style:text-properties officeooo:rsid="019c3175"/>
    </style:style>
    <style:style style:name="T273" style:family="text">
      <style:text-properties officeooo:rsid="019da845"/>
    </style:style>
    <style:style style:name="T274" style:family="text">
      <style:text-properties officeooo:rsid="019f65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Scaling Definitions <text:line-break/></text:p>
      <text:p text:style-name="P53"/>
      <text:p text:style-name="P53"/>
      <text:p text:style-name="P53">1) Consensus <text:span text:style-name="T171">(Old) </text:span></text:p>
      <text:p text:style-name="P1"/>
      <text:p text:style-name="P2">Define</text:p>
      <text:p text:style-name="P1"/>
      <text:p text:style-name="P1">Z<text:span text:style-name="T61">M</text:span> = 300000 bytes ; Minimum penalty free zone.</text:p>
      <text:p text:style-name="P1"/>
      <text:p text:style-name="P1">M<text:span text:style-name="T61">B</text:span> = Block weight in bytes.</text:p>
      <text:p text:style-name="P1"/>
      <text:p text:style-name="P8">M<text:span text:style-name="T61">L</text:span> = The median over the last 100000 blocks of max((min (M<text:span text:style-name="T61">B</text:span> , <text:span text:style-name="T240">1.7</text:span>M<text:span text:style-name="T61">L</text:span>), Z<text:span text:style-name="T61">M</text:span> , M<text:span text:style-name="T61">L</text:span>/<text:span text:style-name="T240">1.7</text:span>) ; recursive calculation for M<text:span text:style-name="T61">L</text:span> with M<text:span text:style-name="T61">L</text:span> starting at <text:span text:style-name="T239">M</text:span><text:span text:style-name="T132">L</text:span> <text:span text:style-name="T239">of previous 100001 block (currently = Z</text:span><text:span text:style-name="T132">M</text:span><text:span text:style-name="T44">)</text:span>; <text:span text:style-name="T229">L</text:span>ong <text:span text:style-name="T224">t</text:span>erm <text:span text:style-name="T224">m</text:span>edian</text:p>
      <text:p text:style-name="P1"/>
      <text:p text:style-name="P8">M<text:span text:style-name="T61">L</text:span> ; <text:span text:style-name="T240">Dynamic p</text:span>enalty free zone.</text:p>
      <text:p text:style-name="P1"/>
      <text:p text:style-name="Standard"><text:span text:style-name="T184">M</text:span><text:span text:style-name="T98">S</text:span><text:span text:style-name="T184"> = the median over the last 100 blocks of max(M</text:span><text:span text:style-name="T98">B</text:span><text:span text:style-name="T184"> , </text:span><text:span text:style-name="T190">M</text:span><text:span text:style-name="T104">L</text:span><text:span text:style-name="T184">) ; </text:span><text:span text:style-name="T185">Effective s</text:span><text:span text:style-name="T184">hort term median.</text:span></text:p>
      <text:p text:style-name="P1"/>
      <text:p text:style-name="P3">M<text:span text:style-name="T61">N</text:span> = min(M<text:span text:style-name="T61">S</text:span> , 50M<text:span text:style-name="T61">L</text:span>) ; <text:span text:style-name="T216">Median for Penalty calculation.</text:span></text:p>
      <text:p text:style-name="P1"/>
      <text:p text:style-name="P1"/>
      <text:p text:style-name="P1">R<text:span text:style-name="T61">Base</text:span> = Block Reward.</text:p>
      <text:p text:style-name="P1"/>
      <text:p text:style-name="P4">0 &lt; M<text:span text:style-name="T61">B</text:span> <text:span text:style-name="T221">≤</text:span><text:span text:style-name="T222"> 2M</text:span><text:span text:style-name="T116">N</text:span><text:span text:style-name="T222"> ; Requirement for </text:span><text:span text:style-name="T223">a </text:span><text:span text:style-name="T222">valid block.</text:span></text:p>
      <text:p text:style-name="P1"/>
      <text:p text:style-name="P1">B = M<text:span text:style-name="T61">B</text:span> /M<text:span text:style-name="T61">N</text:span> - 1 where -1 <text:span text:style-name="T220">&lt;</text:span> B ≤ 1</text:p>
      <text:p text:style-name="P1"/>
      <text:p text:style-name="P1">P<text:span text:style-name="T61">B</text:span> = <text:s/>R<text:span text:style-name="T61">Base</text:span>B<text:span text:style-name="T152">2</text:span> <text:s text:c="2"/>for B &gt; 0 ; Monero applies a penalty P<text:span text:style-name="T61">B</text:span>, to increase the block weight by B; <text:s/>P<text:span text:style-name="T61">B</text:span> = <text:s/>0 for B ≤ 0 </text:p>
      <text:p text:style-name="P1"/>
      <text:p text:style-name="P9"><text:tab/><text:tab/><text:tab/><text:tab/><text:tab/><text:tab/></text:p>
      <text:p text:style-name="P137"><text:span text:style-name="T204">Scaling </text:span><text:span text:style-name="T203">Definitions </text:span><text:span text:style-name="T205">(</text:span><text:span text:style-name="T208">Consensus </text:span><text:span text:style-name="T207">17</text:span><text:span text:style-name="T154">th</text:span><text:span text:style-name="T207"> December</text:span><text:span text:style-name="T205"> 202</text:span><text:span text:style-name="T206">5</text:span><text:span text:style-name="T205"> </text:span><text:span text:style-name="T207">MRL meeting. </text:span><text:span text:style-name="T209">Wallet fee calculations January 2026</text:span><text:span text:style-name="T205">)</text:span></text:p>
      <text:p text:style-name="P64"/>
      <text:p text:style-name="P52"/>
      <text:p text:style-name="P53">1) Consensus (New)</text:p>
      <text:p text:style-name="P1"/>
      <text:p text:style-name="P2">Define</text:p>
      <text:p text:style-name="P1"/>
      <text:p text:style-name="P136"><text:span text:style-name="T184">Z</text:span><text:span text:style-name="T98">M</text:span><text:span text:style-name="T184"> = </text:span><text:span text:style-name="T201">625000</text:span><text:span text:style-name="T184"> bytes ; Minimum penalty free zone.</text:span></text:p>
      <text:p text:style-name="P1"/>
      <text:p text:style-name="P1">M<text:span text:style-name="T61">B</text:span> = Block weight in bytes. </text:p>
      <text:p text:style-name="P1"/>
      <text:p text:style-name="P1">M<text:span text:style-name="T61">L</text:span> = The median over the last 100000 blocks of max((min (M<text:span text:style-name="T61">B</text:span> , <text:span text:style-name="T261">1.</text:span><text:span text:style-name="T260">2</text:span>M<text:span text:style-name="T61">L</text:span>), Z<text:span text:style-name="T61">M</text:span> , M<text:span text:style-name="T61">L</text:span>/<text:span text:style-name="T261">1.</text:span><text:span text:style-name="T260">2</text:span>) ; recursive calculation for M<text:span text:style-name="T61">L</text:span> with M<text:span text:style-name="T61">L</text:span> starting at <text:span text:style-name="T239">M</text:span><text:span text:style-name="T132">L</text:span> <text:span text:style-name="T239">of previous 100001 block (currently = Z</text:span><text:span text:style-name="T132">M</text:span><text:span text:style-name="T44">)</text:span>; <text:span text:style-name="T229">L</text:span>ong <text:span text:style-name="T224">t</text:span>erm <text:span text:style-name="T224">m</text:span>edian</text:p>
      <text:p text:style-name="P1"/>
      <text:p text:style-name="P8">M<text:span text:style-name="T61">L</text:span> ; <text:span text:style-name="T240">Dynamic p</text:span>enalty free zone.</text:p>
      <text:p text:style-name="P1"/>
      <text:p text:style-name="P12">M<text:span text:style-name="T61">S</text:span> = <text:span text:style-name="T264">T</text:span>he median over the last 100 blocks of M<text:span text:style-name="T61">B</text:span> ; <text:span text:style-name="T217"><text:s/></text:span><text:span text:style-name="T264">S</text:span>hort <text:span text:style-name="T265">T</text:span>erm <text:span text:style-name="T265">M</text:span>edian.</text:p>
      <text:p text:style-name="P1"/>
      <text:p text:style-name="P15"><text:span text:style-name="T216">M</text:span><text:span text:style-name="T112">N</text:span><text:span text:style-name="T216"> = m</text:span><text:span text:style-name="T264">in</text:span><text:span text:style-name="T240">(m</text:span><text:span text:style-name="T264">ax</text:span><text:span text:style-name="T216">(M</text:span><text:span text:style-name="T147">S</text:span><text:span text:style-name="T216"> , </text:span><text:span text:style-name="T240">M</text:span><text:span text:style-name="T146">L</text:span><text:span text:style-name="T60">) ,</text:span><text:span text:style-name="T216"> </text:span><text:span text:style-name="T264">8</text:span><text:span text:style-name="T227">M</text:span><text:span text:style-name="T118">L</text:span><text:span text:style-name="T216">); Median for Penalty </text:span><text:span text:style-name="T266">C</text:span><text:span text:style-name="T216">alculation.</text:span></text:p>
      <text:p text:style-name="P1"/>
      <text:p text:style-name="P1">R<text:span text:style-name="T61">Base</text:span> = Block Reward.</text:p>
      <text:p text:style-name="P1"/>
      <text:p text:style-name="P5">0 &lt; M<text:span text:style-name="T61">B</text:span> <text:span text:style-name="T221">≤ </text:span><text:span text:style-name="T222">2M</text:span><text:span text:style-name="T116">N</text:span><text:span text:style-name="T222">, </text:span><text:span text:style-name="T50"><text:s/></text:span><text:span text:style-name="T222">; Requirement for valid block.</text:span></text:p>
      <text:p text:style-name="P6"/>
      <text:p text:style-name="P1">B = M<text:span text:style-name="T61">B</text:span> /M<text:span text:style-name="T61">N</text:span> - 1 where -1 <text:span text:style-name="T220">&lt;</text:span> B ≤ 1</text:p>
      <text:p text:style-name="P1"/>
      <text:p text:style-name="P1">P<text:span text:style-name="T61">B</text:span> = <text:s/>R<text:span text:style-name="T61">Base</text:span>B<text:span text:style-name="T152">2</text:span> for B &gt; 0 ; Monero applies a penalty P<text:span text:style-name="T61">B</text:span>, to increase the block weight by B; <text:s/>P<text:span text:style-name="T61">B</text:span> = <text:s/>0 for B ≤ 0 </text:p>
      <text:p text:style-name="P1"/>
      <text:p text:style-name="P25">Changes</text:p>
      <text:p text:style-name="P111"/>
      <text:p text:style-name="P126"><text:span text:style-name="T179">1</text:span><text:span text:style-name="T176">) </text:span><text:span text:style-name="T175">Maximum growth of M</text:span><text:span text:style-name="T88">S</text:span><text:span text:style-name="T175"> is reduced from 50M</text:span><text:span text:style-name="T88">L</text:span><text:span text:style-name="T175"> to </text:span><text:span text:style-name="T178">8</text:span><text:span text:style-name="T175">M</text:span><text:span text:style-name="T88">L</text:span><text:span text:style-name="T21"> </text:span></text:p>
      <text:p text:style-name="P125"><text:span text:style-name="T176">3</text:span><text:span text:style-name="T175">) Rate of growth and decline of M</text:span><text:span text:style-name="T88">L</text:span><text:span text:style-name="T175"> is </text:span><text:span text:style-name="T179">de</text:span><text:span text:style-name="T175">creased from 1.</text:span><text:span text:style-name="T179">7</text:span><text:span text:style-name="T175">x to </text:span><text:span text:style-name="T179">1.</text:span><text:span text:style-name="T175">2x</text:span></text:p>
      <text:p text:style-name="P127"><text:span text:style-name="T177">4</text:span><text:span text:style-name="T175">) Z</text:span><text:span text:style-name="T88">M</text:span><text:span text:style-name="T175"> is increased from 300000 bytes to </text:span><text:span text:style-name="T201">625000</text:span><text:span text:style-name="T175"> bytes</text:span></text:p>
      <text:p text:style-name="P128"><text:span text:style-name="T175">5) Definition change to reflect the code. </text:span><text:span text:style-name="T180">Also M</text:span><text:span text:style-name="T90">N</text:span><text:span text:style-name="T180"> is added to the transitional consideration and M</text:span><text:span text:style-name="T90">SW</text:span><text:span text:style-name="T180"> removed M</text:span><text:span text:style-name="T90">SW</text:span><text:span text:style-name="T180"> is no longer relevant since the short term median is no longer used for the fee calculation. </text:span></text:p>
      <text:p text:style-name="P13"/>
      <text:p text:style-name="P14"/>
      <text:p text:style-name="P14"/>
      <text:p text:style-name="P14"/>
      <text:p text:style-name="P1"/>
      <text:p text:style-name="P10"/>
      <text:p text:style-name="P11"/>
      <text:p text:style-name="P55"><text:span text:style-name="T53">2</text:span><text:span text:style-name="T54">a</text:span><text:span text:style-name="T53">) </text:span><text:span text:style-name="T55">M</text:span><text:span text:style-name="T52">inimum Fee </text:span><text:span text:style-name="T56">For </text:span><text:span text:style-name="T52">Node </text:span><text:span text:style-name="T57">Relay</text:span><text:span text:style-name="T52"> </text:span><text:span text:style-name="T58">(</text:span><text:span text:style-name="T59">O</text:span><text:span text:style-name="T58">ld)</text:span><text:span text:style-name="T19"> </text:span></text:p>
      <text:p text:style-name="P65"/>
      <text:p text:style-name="P135"><text:span text:style-name="T36">W</text:span><text:span text:style-name="T38">e add a, penalty attracting, transaction T with a size of T</text:span><text:span text:style-name="T100">T </text:span><text:span text:style-name="T183">to </text:span><text:span text:style-name="T182">a block of weight M</text:span><text:span text:style-name="T94">B</text:span><text:span text:style-name="T182"> </text:span><text:span text:style-name="T37"><text:s/></text:span></text:p>
      <text:p text:style-name="P85"/>
      <text:p text:style-name="P87">Define</text:p>
      <text:p text:style-name="P87"/>
      <text:p text:style-name="P44">T<text:span text:style-name="T61">R</text:span> = <text:span text:style-name="T226">3</text:span>000 bytes ; Reference Transaction weight. <text:span text:style-name="T229">Note: </text:span>T<text:span text:style-name="T61">R</text:span> <text:span text:style-name="T229">must be greater than T</text:span><text:span text:style-name="T127">2</text:span><text:span text:style-name="T229">. T</text:span><text:span text:style-name="T127">2</text:span><text:span text:style-name="T229"> equals the we</text:span>ight in bytes of a 2 input and 2 output transaction.</text:p>
      <text:p text:style-name="P87"/>
      <text:p text:style-name="P36"><text:span text:style-name="T1">B</text:span><text:span text:style-name="T61">T</text:span><text:span text:style-name="T1"> = T</text:span><text:span text:style-name="T61">T</text:span><text:span text:style-name="T1"> / M</text:span><text:span text:style-name="T61">N</text:span></text:p>
      <text:p text:style-name="P85"/>
      <text:p text:style-name="P36"><text:span text:style-name="T1">P</text:span><text:span text:style-name="T61">BT</text:span><text:span text:style-name="T1"> = R</text:span><text:span text:style-name="T83">B</text:span><text:span text:style-name="T61">ase</text:span><text:span text:style-name="T1">(B+B</text:span><text:span text:style-name="T61">T</text:span><text:span text:style-name="T1">)</text:span><text:span text:style-name="T152">2</text:span><text:span text:style-name="T1"> <text:s/></text:span><text:span text:style-name="T10">= <text:s/></text:span><text:span text:style-name="T1">R</text:span><text:span text:style-name="T77">b</text:span><text:span text:style-name="T61">ase</text:span><text:span text:style-name="T1">( B</text:span><text:span text:style-name="T152">2</text:span><text:span text:style-name="T1"> </text:span><text:span text:style-name="T10">+</text:span><text:span text:style-name="T1"> <text:s/>2BB</text:span><text:span text:style-name="T61">T</text:span><text:span text:style-name="T1"> + B</text:span><text:span text:style-name="T61">T</text:span><text:span text:style-name="T152">2</text:span><text:span text:style-name="T1"> )</text:span><text:span text:style-name="T10"> </text:span><text:span text:style-name="T1">; The new penalty, where B + B</text:span><text:span text:style-name="T61">T</text:span><text:span text:style-name="T1"> &gt; 0</text:span></text:p>
      <text:p text:style-name="P85"/>
      <text:p text:style-name="P36"><text:span text:style-name="T1">P</text:span><text:span text:style-name="T61">T</text:span><text:span text:style-name="T1"> = P</text:span><text:span text:style-name="T61">BT</text:span><text:span text:style-name="T1"> – P</text:span><text:span text:style-name="T61">B </text:span><text:span text:style-name="T1"><text:s text:c="2"/></text:span><text:span text:style-name="T10">=</text:span><text:span text:style-name="T1"> <text:s/>R</text:span><text:span text:style-name="T77">B</text:span><text:span text:style-name="T61">ase</text:span><text:span text:style-name="T1">(2BB</text:span><text:span text:style-name="T61">T</text:span><text:span text:style-name="T1"> + B</text:span><text:span text:style-name="T61">T</text:span><text:span text:style-name="T152">2</text:span><text:span text:style-name="T1"> ) ; </text:span><text:span text:style-name="T11">Increase in penalty from adding transaction T</text:span></text:p>
      <text:p text:style-name="P85"/>
      <text:p text:style-name="P36"><text:span text:style-name="T1">F</text:span><text:span text:style-name="T61">T</text:span><text:span text:style-name="T1"> = R</text:span><text:span text:style-name="T77">B</text:span><text:span text:style-name="T61">ase</text:span><text:span text:style-name="T1">(2BB</text:span><text:span text:style-name="T61">T</text:span><text:span text:style-name="T1"> + B</text:span><text:span text:style-name="T61">T</text:span><text:span text:style-name="T152">2</text:span><text:span text:style-name="T1"> ) <text:s/>; The additional fee required to overcome the increase in penalty P</text:span><text:span text:style-name="T61">T</text:span><text:span text:style-name="T1"> </text:span></text:p>
      <text:p text:style-name="P85"/>
      <text:p text:style-name="P95">For the case B = 0 this reduces to <text:span text:style-name="T167">F</text:span><text:span text:style-name="T76">T</text:span><text:span text:style-name="T167"> = R</text:span><text:span text:style-name="T77">B</text:span><text:span text:style-name="T76">ase</text:span><text:span text:style-name="T167">B</text:span><text:span text:style-name="T76">T</text:span><text:span text:style-name="T153">2</text:span><text:span text:style-name="T167"> </text:span></text:p>
      <text:p text:style-name="P96"/>
      <text:p text:style-name="P139"><text:span text:style-name="T166">M</text:span><text:span text:style-name="T81">F</text:span><text:span text:style-name="T166"> <text:s/>= <text:s/>M</text:span><text:span text:style-name="T81">L</text:span><text:span text:style-name="T166"> ; Median for minimum fee calculation. </text:span><text:span text:style-name="T270">M</text:span><text:span text:style-name="T148">L</text:span><text:span text:style-name="T270"> is used instead of M</text:span><text:span text:style-name="T148">N</text:span><text:span text:style-name="T270"> for fee stability </text:span><text:span text:style-name="T271">(</text:span><text:span text:style-name="T270">MRL issue #70</text:span><text:span text:style-name="T271">)</text:span><text:span text:style-name="T270">, as an anti spam measure </text:span><text:span text:style-name="T271">(The fee reduction is only applied when M</text:span><text:span text:style-name="T149">N</text:span><text:span text:style-name="T271"> has been vetted by M</text:span><text:span text:style-name="T149">L</text:span><text:span text:style-name="T271">)</text:span><text:span text:style-name="T270">, and to facilitate scaling </text:span><text:span text:style-name="T271">during periods of fast growth in M</text:span><text:span text:style-name="T149">N</text:span><text:span text:style-name="T270">. </text:span><text:span text:style-name="T166"><text:line-break/></text:span></text:p>
      <text:p text:style-name="P106">To calculate the minimum fee <text:span text:style-name="T225">we consider a transaction of weight T</text:span><text:span text:style-name="T117">R</text:span><text:span text:style-name="T225"> at the start of the penalty, B = 0 with M</text:span><text:span text:style-name="T117">N</text:span><text:span text:style-name="T225"> = M</text:span><text:span text:style-name="T131">F</text:span><text:span text:style-name="T225"> 95% of the fee required to pay the penalty incurred is the minimum fee. </text:span></text:p>
      <text:p text:style-name="P77"/>
      <text:p text:style-name="P37"><text:span text:style-name="T2">B</text:span><text:span text:style-name="T65">R</text:span><text:span text:style-name="T68">L</text:span><text:span text:style-name="T2"> = T</text:span><text:span text:style-name="T64">R</text:span><text:span text:style-name="T2"> / </text:span><text:span text:style-name="T4">M</text:span><text:span text:style-name="T66">F</text:span><text:span text:style-name="T65"> </text:span><text:span text:style-name="T3">; <text:s/></text:span></text:p>
      <text:p text:style-name="P104"/>
      <text:p text:style-name="P97"><text:span text:style-name="T167">F</text:span><text:span text:style-name="T80">R</text:span><text:span text:style-name="T167"> = R</text:span><text:span text:style-name="T77">B</text:span><text:span text:style-name="T76">ase</text:span><text:span text:style-name="T167">B</text:span><text:span text:style-name="T80">R</text:span><text:span text:style-name="T130">L</text:span><text:span text:style-name="T153">2</text:span><text:span text:style-name="T167"> <text:s/>; <text:s/>Fee required to pay the penalty incurred</text:span></text:p>
      <text:p text:style-name="P97"/>
      <text:p text:style-name="P97"><text:span text:style-name="T168">f</text:span><text:span text:style-name="T80">R</text:span><text:span text:style-name="T168"> = R</text:span><text:span text:style-name="T77">B</text:span><text:span text:style-name="T76">ase</text:span><text:span text:style-name="T167">B</text:span><text:span text:style-name="T80">R</text:span><text:span text:style-name="T130">L</text:span><text:span text:style-name="T167">/M</text:span><text:span text:style-name="T119">F</text:span><text:span text:style-name="T167"> ; Fee required to pay the penalty incurred per byte for a given M</text:span><text:span text:style-name="T119">F</text:span></text:p>
      <text:p text:style-name="P97"/>
      <text:p text:style-name="P97"><text:span text:style-name="T168">f</text:span><text:span text:style-name="T123">I</text:span><text:span text:style-name="T168"> = 0.95f</text:span><text:span text:style-name="T82">R</text:span><text:span text:style-name="T168"> </text:span><text:span text:style-name="T169"><text:s/>; Minimum fee per byte</text:span></text:p>
      <text:p text:style-name="P130"/>
      <text:p text:style-name="P67"/>
      <text:p text:style-name="P62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66"/>
      <text:p text:style-name="P131"><text:span text:style-name="T36">W</text:span><text:span text:style-name="T37">e add a, penalty attracting, transaction T with a size of T</text:span><text:span text:style-name="T99">T </text:span><text:span text:style-name="T181"><text:s/></text:span><text:span text:style-name="T182">to a block of weight M</text:span><text:span text:style-name="T94">B</text:span><text:span text:style-name="T182"> </text:span><text:span text:style-name="T37"><text:s/></text:span></text:p>
      <text:p text:style-name="P80"/>
      <text:p text:style-name="P86">Define</text:p>
      <text:p text:style-name="P86"/>
      <text:p text:style-name="P44">T<text:span text:style-name="T61">R</text:span> = <text:span text:style-name="T240">10</text:span>000 bytes ; Reference Transaction weight. <text:span text:style-name="T229">Note: </text:span>T<text:span text:style-name="T61">R</text:span> <text:span text:style-name="T229">must be greater than T</text:span><text:span text:style-name="T127">2</text:span><text:span text:style-name="T229">. T</text:span><text:span text:style-name="T127">2</text:span><text:span text:style-name="T229"> equals the we</text:span>ight in bytes of a 2 input and 2 output transaction. </text:p>
      <text:p text:style-name="P86"/>
      <text:p text:style-name="P30"><text:span text:style-name="T1">B</text:span><text:span text:style-name="T61">T</text:span><text:span text:style-name="T1"> = T</text:span><text:span text:style-name="T61">T</text:span><text:span text:style-name="T1"> / M</text:span><text:span text:style-name="T61">N</text:span></text:p>
      <text:p text:style-name="P80"/>
      <text:p text:style-name="P31"><text:span text:style-name="T1">P</text:span><text:span text:style-name="T61">BT</text:span><text:span text:style-name="T1"> = R</text:span><text:span text:style-name="T83">B</text:span><text:span text:style-name="T61">ase</text:span><text:span text:style-name="T1">(B+B</text:span><text:span text:style-name="T61">T</text:span><text:span text:style-name="T1">)</text:span><text:span text:style-name="T152">2</text:span><text:span text:style-name="T1"> <text:s/></text:span><text:span text:style-name="T10">= <text:s/></text:span><text:span text:style-name="T1">R</text:span><text:span text:style-name="T77">b</text:span><text:span text:style-name="T61">ase</text:span><text:span text:style-name="T1">( B</text:span><text:span text:style-name="T152">2</text:span><text:span text:style-name="T1"> </text:span><text:span text:style-name="T10">+</text:span><text:span text:style-name="T1"> <text:s/>2BB</text:span><text:span text:style-name="T61">T</text:span><text:span text:style-name="T1"> + B</text:span><text:span text:style-name="T61">T</text:span><text:span text:style-name="T152">2</text:span><text:span text:style-name="T1"> )</text:span><text:span text:style-name="T10"> </text:span><text:span text:style-name="T1">; The new penalty, where B + B</text:span><text:span text:style-name="T61">T</text:span><text:span text:style-name="T1"> &gt; 0</text:span></text:p>
      <text:p text:style-name="P81"/>
      <text:p text:style-name="P31"><text:span text:style-name="T1">P</text:span><text:span text:style-name="T61">T</text:span><text:span text:style-name="T1"> = P</text:span><text:span text:style-name="T61">BT</text:span><text:span text:style-name="T1"> – P</text:span><text:span text:style-name="T61">B </text:span><text:span text:style-name="T1"><text:s text:c="2"/></text:span><text:span text:style-name="T10">=</text:span><text:span text:style-name="T1"> <text:s/>R</text:span><text:span text:style-name="T77">B</text:span><text:span text:style-name="T61">ase</text:span><text:span text:style-name="T1">(2BB</text:span><text:span text:style-name="T61">T</text:span><text:span text:style-name="T1"> + B</text:span><text:span text:style-name="T61">T</text:span><text:span text:style-name="T152">2</text:span><text:span text:style-name="T1"> ) ; </text:span><text:span text:style-name="T11">Increase in penalty from adding transaction T</text:span></text:p>
      <text:p text:style-name="P80"/>
      <text:p text:style-name="P32"><text:span text:style-name="T1">F</text:span><text:span text:style-name="T61">T</text:span><text:span text:style-name="T1"> = R</text:span><text:span text:style-name="T77">B</text:span><text:span text:style-name="T61">ase</text:span><text:span text:style-name="T1">(2BB</text:span><text:span text:style-name="T61">T</text:span><text:span text:style-name="T1"> + B</text:span><text:span text:style-name="T61">T</text:span><text:span text:style-name="T152">2</text:span><text:span text:style-name="T1"> ) <text:s/>; The additional fee required to overcome the increase in penalty P</text:span><text:span text:style-name="T61">T</text:span><text:span text:style-name="T1"> </text:span></text:p>
      <text:p text:style-name="P80"/>
      <text:p text:style-name="P88">For the case B = 0 this reduces to <text:span text:style-name="T167">F</text:span><text:span text:style-name="T76">T</text:span><text:span text:style-name="T167"> = R</text:span><text:span text:style-name="T77">B</text:span><text:span text:style-name="T76">ase</text:span><text:span text:style-name="T167">B</text:span><text:span text:style-name="T76">T</text:span><text:span text:style-name="T153">2</text:span><text:span text:style-name="T167"> </text:span></text:p>
      <text:p text:style-name="P82"/>
      <text:p text:style-name="P99"><text:span text:style-name="T155">M</text:span><text:span text:style-name="T62">F</text:span><text:span text:style-name="T155"> = <text:s/></text:span>M<text:span text:style-name="T61">L</text:span> <text:span text:style-name="T237"><text:s/></text:span>; Median for <text:span text:style-name="T170">minimum </text:span>fee calculation. <text:span text:style-name="T270">M</text:span><text:span text:style-name="T148">L</text:span><text:span text:style-name="T270"> is used instead of M</text:span><text:span text:style-name="T148">N</text:span><text:span text:style-name="T270"> for fee stability </text:span><text:span text:style-name="T271">(</text:span><text:span text:style-name="T270">MRL issue #70</text:span><text:span text:style-name="T271">)</text:span><text:span text:style-name="T270">, as an anti spam measure </text:span><text:span text:style-name="T271">(The fee reduction is only applied when M</text:span><text:span text:style-name="T149">N</text:span><text:span text:style-name="T271"> has been vetted by M</text:span><text:span text:style-name="T149">L</text:span><text:span text:style-name="T271">)</text:span><text:span text:style-name="T270">, and to facilitate scaling </text:span><text:span text:style-name="T271">during periods of fast growth in M</text:span><text:span text:style-name="T149">N</text:span><text:span text:style-name="T270">. </text:span></text:p>
      <text:p text:style-name="P99"/>
      <text:p text:style-name="P105">To calculate the minimum fee <text:span text:style-name="T225">we consider a transaction of weight T</text:span><text:span text:style-name="T117">R</text:span><text:span text:style-name="T225"> at the start of the penalty, B = 0 with M</text:span><text:span text:style-name="T117">N</text:span><text:span text:style-name="T225"> = M</text:span><text:span text:style-name="T131">F</text:span><text:span text:style-name="T225"> </text:span><text:span text:style-name="T253">100</text:span><text:span text:style-name="T225">% of the fee required to pay the penalty incurred is the minimum fee. </text:span></text:p>
      <text:p text:style-name="P100"/>
      <text:p text:style-name="P33"><text:span text:style-name="T2">B</text:span><text:span text:style-name="T65">R</text:span><text:span text:style-name="T68">L</text:span><text:span text:style-name="T2"> = T</text:span><text:span text:style-name="T64">R</text:span><text:span text:style-name="T2"> / </text:span><text:span text:style-name="T4">M</text:span><text:span text:style-name="T66">F</text:span><text:span text:style-name="T65"> </text:span><text:span text:style-name="T3">; <text:s/></text:span></text:p>
      <text:p text:style-name="P101"/>
      <text:p text:style-name="P89"><text:span text:style-name="T167">F</text:span><text:span text:style-name="T80">R</text:span><text:span text:style-name="T133">L</text:span><text:span text:style-name="T167"> = R</text:span><text:span text:style-name="T77">B</text:span><text:span text:style-name="T76">ase</text:span><text:span text:style-name="T167">B</text:span><text:span text:style-name="T80">R</text:span><text:span text:style-name="T130">L</text:span><text:span text:style-name="T153">2</text:span><text:span text:style-name="T167"> <text:s/>; <text:s/>Fee required to pay the penalty incurred</text:span></text:p>
      <text:p text:style-name="P90"/>
      <text:p text:style-name="P89"><text:span text:style-name="T168">f</text:span><text:span text:style-name="T80">R</text:span><text:span text:style-name="T133">L</text:span><text:span text:style-name="T168"> = R</text:span><text:span text:style-name="T77">B</text:span><text:span text:style-name="T76">ase</text:span><text:span text:style-name="T167">B</text:span><text:span text:style-name="T80">R</text:span><text:span text:style-name="T130">L</text:span><text:span text:style-name="T167">/M</text:span><text:span text:style-name="T119">F</text:span><text:span text:style-name="T167"> ; Fee required to pay the penalty incurred per byte for a given M</text:span><text:span text:style-name="T119">F</text:span></text:p>
      <text:p text:style-name="P90"/>
      <text:p text:style-name="P91"><text:span text:style-name="T168">f</text:span><text:span text:style-name="T123">I</text:span><text:span text:style-name="T133">L</text:span><text:span text:style-name="T168"> = f</text:span><text:span text:style-name="T82">R</text:span><text:span text:style-name="T141">L</text:span><text:span text:style-name="T78"> </text:span><text:span text:style-name="T169"><text:s/>; Minimum fee per byte</text:span></text:p>
      <text:p text:style-name="P91"/>
      <text:p text:style-name="P78"/>
      <text:p text:style-name="P109">Changes</text:p>
      <text:p text:style-name="P68"/>
      <text:p text:style-name="P39"><text:span text:style-name="T255">1</text:span>) T<text:span text:style-name="T61">R</text:span> is increased from <text:span text:style-name="T254">3000 bytes to 10000 bytes. </text:span><text:span text:style-name="T255">For clarity </text:span>T<text:span text:style-name="T61">R</text:span><text:span text:style-name="T255"> is defined outside of consensus.</text:span></text:p>
      <text:p text:style-name="P38">2) There is no reduction to 95% of the minimum fee. This is all now handled on the wallet side.</text:p>
      <text:p text:style-name="P58"><text:span text:style-name="T238">2b</text:span>) Wallet Fees (<text:span text:style-name="T174">Old</text:span>)</text:p>
      <text:p text:style-name="P59"/>
      <text:p text:style-name="P51"><text:span text:style-name="T158">For the calculation of wallet fees we assume that the next 10 blocks have no transactions, other than the coinba</text:span><text:span text:style-name="T159">se</text:span><text:span text:style-name="T158"> transaction, </text:span><text:span text:style-name="T160">the empty blocks,</text:span><text:span text:style-name="T158"> We then calculate M</text:span><text:span text:style-name="T69">LW</text:span><text:span text:style-name="T158"> </text:span><text:span text:style-name="T165">and M</text:span><text:span text:style-name="T72">SW</text:span><text:span text:style-name="T165"> </text:span><text:span text:style-name="T158">by following the calculation of M</text:span><text:span text:style-name="T70">L</text:span><text:span text:style-name="T158"> </text:span><text:span text:style-name="T165">and M</text:span><text:span text:style-name="T72">S</text:span><text:span text:style-name="T165"> </text:span><text:span text:style-name="T158">at this future point. </text:span><text:span text:style-name="T161">We use the previous </text:span><text:span text:style-name="T162">99990</text:span><text:span text:style-name="T161"> blocks and the future 10 empty blocks </text:span><text:span text:style-name="T163">(100000 blocks) for M</text:span><text:span text:style-name="T71">L</text:span><text:span text:style-name="T6">.</text:span></text:p>
      <text:p text:style-name="P40"/>
      <text:p text:style-name="P40">Define</text:p>
      <text:p text:style-name="P40"/>
      <text:p text:style-name="P51">M<text:span text:style-name="T61">B</text:span><text:span text:style-name="T84">W</text:span> = <text:span text:style-name="T241">M</text:span><text:span text:style-name="T134">B</text:span><text:span text:style-name="T45"> for the last 99990 blocks<text:line-break/>M</text:span><text:span text:style-name="T134">B</text:span><text:span text:style-name="T84">W</text:span><text:span text:style-name="T45"> = 0 for the future 10 blocks; A value of 0 bytes </text:span><text:span text:style-name="T46">can be</text:span><text:span text:style-name="T45"> used for the empty blocks for the purposes of calculating M</text:span><text:span text:style-name="T134">LW</text:span><text:span text:style-name="T45">.</text:span></text:p>
      <text:p text:style-name="P45"/>
      <text:p text:style-name="P51">M<text:span text:style-name="T61">L</text:span><text:span text:style-name="T84">W</text:span> = The median over the <text:span text:style-name="T241">l</text:span>ast <text:span text:style-name="T241">99990</text:span> blocks <text:span text:style-name="T241">and future 10 blocks </text:span><text:span text:style-name="T242">(100000 blocks)</text:span> of max((min (M<text:span text:style-name="T61">B</text:span><text:span text:style-name="T85">W</text:span> , 2M<text:span text:style-name="T61">L</text:span>), Z<text:span text:style-name="T61">M</text:span> , M<text:span text:style-name="T61">L</text:span>/2) ; <text:s/><text:span text:style-name="T241">The current value of M</text:span><text:span text:style-name="T134">L</text:span><text:span text:style-name="T241"> from consensus is used; </text:span><text:span text:style-name="T243">Effective l</text:span>ong <text:span text:style-name="T243">t</text:span>erm <text:span text:style-name="T243">m</text:span>edian <text:span text:style-name="T173">for wallet fees</text:span></text:p>
      <text:p text:style-name="P41"/>
      <text:p text:style-name="P46">M<text:span text:style-name="T61">L</text:span><text:span text:style-name="T85">W</text:span> ; <text:span text:style-name="T228">P</text:span>enalty free zone <text:span text:style-name="T173">for wallet fees </text:span></text:p>
      <text:p text:style-name="P102"/>
      <text:p text:style-name="P42"><text:span text:style-name="T1">M</text:span><text:span text:style-name="T61">F</text:span><text:span text:style-name="T86">W</text:span><text:span text:style-name="T1"> = </text:span><text:span text:style-name="T2"><text:s/></text:span><text:span text:style-name="T1">M</text:span><text:span text:style-name="T61">L</text:span><text:span text:style-name="T129">W</text:span><text:span text:style-name="T1"> ; Median for </text:span><text:span text:style-name="T47">wallet </text:span><text:span text:style-name="T1">fee calculation</text:span></text:p>
      <text:p text:style-name="P41"/>
      <text:p text:style-name="P34"><text:span text:style-name="T2">B</text:span><text:span text:style-name="T63">R</text:span><text:span text:style-name="T67">L</text:span><text:span text:style-name="T68">W</text:span><text:span text:style-name="T2"> = T</text:span><text:span text:style-name="T64">R</text:span><text:span text:style-name="T2"> / </text:span><text:span text:style-name="T5">M</text:span><text:span text:style-name="T67">FW </text:span><text:span text:style-name="T5"><text:s/>; <text:s/>Used for the low and normal fees</text:span></text:p>
      <text:p text:style-name="P34"><text:span text:style-name="T5"/></text:p>
      <text:p text:style-name="P73"/>
      <text:p text:style-name="P83"><text:span text:style-name="T155">B</text:span><text:span text:style-name="T63">R</text:span><text:span text:style-name="T155"> = T</text:span><text:span text:style-name="T64">R</text:span><text:span text:style-name="T155"> / </text:span><text:span text:style-name="T156">Z</text:span><text:span text:style-name="T67">M </text:span><text:span text:style-name="T156"><text:s/>; <text:s/>Used for the medium and high fees</text:span></text:p>
      <text:p text:style-name="P102"/>
      <text:p text:style-name="P92"><text:span text:style-name="T167">F</text:span><text:span text:style-name="T121">L</text:span><text:span text:style-name="T167"> = R</text:span><text:span text:style-name="T77">B</text:span><text:span text:style-name="T76">ase</text:span><text:span text:style-name="T167">B</text:span><text:span text:style-name="T80">R</text:span><text:span text:style-name="T120">L</text:span><text:span text:style-name="T130">W</text:span><text:span text:style-name="T153">2</text:span><text:span text:style-name="T167"> <text:s/>; Low transaction fee for reference transaction</text:span></text:p>
      <text:p text:style-name="P92"/>
      <text:p text:style-name="P92"><text:span text:style-name="T168">f</text:span><text:span text:style-name="T121">L</text:span><text:span text:style-name="T168"> = R</text:span><text:span text:style-name="T77">B</text:span><text:span text:style-name="T76">ase</text:span><text:span text:style-name="T167">B</text:span><text:span text:style-name="T80">R</text:span><text:span text:style-name="T120">L</text:span><text:span text:style-name="T130">W</text:span><text:span text:style-name="T167">/M</text:span><text:span text:style-name="T79">F</text:span><text:span text:style-name="T87">W</text:span><text:span text:style-name="T167"> ; Low transaction fee per byte for a given M</text:span><text:span text:style-name="T79">F</text:span><text:span text:style-name="T87">W</text:span></text:p>
      <text:p text:style-name="P92"/>
      <text:p text:style-name="P69"><text:span text:style-name="T168">f</text:span><text:span text:style-name="T121">N</text:span><text:span text:style-name="T168"> = 4f</text:span><text:span text:style-name="T121">L</text:span><text:span text:style-name="T168"> <text:s/>;Normal transaction fee per byte for a given M</text:span><text:span text:style-name="T79">F</text:span><text:span text:style-name="T87">W</text:span></text:p>
      <text:p text:style-name="P69"/>
      <text:p text:style-name="P69"><text:span text:style-name="T168">f</text:span><text:span text:style-name="T87">M</text:span><text:span text:style-name="T168"> = 16</text:span><text:span text:style-name="T87"> </text:span><text:span text:style-name="T168">R</text:span><text:span text:style-name="T77">B</text:span><text:span text:style-name="T76">ase</text:span><text:span text:style-name="T167">B</text:span><text:span text:style-name="T80">R</text:span><text:span text:style-name="T167">/M</text:span><text:span text:style-name="T79">F</text:span><text:span text:style-name="T87">W</text:span><text:span text:style-name="T168"> <text:s/>; Medium Transaction fee per byte for a given M</text:span><text:span text:style-name="T79">F</text:span><text:span text:style-name="T87">W</text:span></text:p>
      <text:p text:style-name="P69"/>
      <text:p text:style-name="P46"><text:span text:style-name="T43">f</text:span><text:span text:style-name="T111">P</text:span><text:span text:style-name="T43"> = 2R</text:span><text:span text:style-name="T77">B</text:span><text:span text:style-name="T76">ase</text:span><text:span text:style-name="T9">/M</text:span><text:span text:style-name="T112">N</text:span><text:span text:style-name="T61">W</text:span><text:span text:style-name="T9"> </text:span><text:span text:style-name="T20">= f</text:span><text:span text:style-name="T121">M</text:span><text:span text:style-name="T48">M</text:span><text:span text:style-name="T114">FW</text:span><text:span text:style-name="T48">/(</text:span><text:span text:style-name="T49">8</text:span><text:span text:style-name="T48">B</text:span><text:span text:style-name="T115">R</text:span><text:span text:style-name="T48">M</text:span><text:span text:style-name="T112">N</text:span><text:span text:style-name="T114">W</text:span><text:span text:style-name="T48">)</text:span><text:span text:style-name="T9">; </text:span><text:span text:style-name="T20">Maximum Penalty (B =1)</text:span><text:span text:style-name="T9"> Transaction fee per byte for a given M</text:span><text:span text:style-name="T112">N</text:span><text:span text:style-name="T87">W</text:span></text:p>
      <text:p text:style-name="P92"/>
      <text:p text:style-name="P46"><text:span text:style-name="T215">f</text:span><text:span text:style-name="T114">H</text:span><text:span text:style-name="T215"> = 4f</text:span><text:span text:style-name="T136">M</text:span><text:span text:style-name="T215">max (1, M</text:span><text:span text:style-name="T114">FW</text:span><text:span text:style-name="T215">/(32B</text:span><text:span text:style-name="T122">R</text:span><text:span text:style-name="T215">M</text:span><text:span text:style-name="T113">N</text:span><text:span text:style-name="T114">W</text:span><text:span text:style-name="T215">)</text:span><text:span text:style-name="T244">);</text:span><text:span text:style-name="T215"> High </text:span><text:span text:style-name="T157">Transaction fee per </text:span><text:span text:style-name="T164">byte</text:span></text:p>
      <text:p text:style-name="P107"><text:s/></text:p>
      <text:p text:style-name="P108"/>
      <text:p text:style-name="P93"/>
      <text:p text:style-name="P57"><text:span text:style-name="T238">2b</text:span>) Wallet Fees (<text:span text:style-name="T172">New)</text:span></text:p>
      <text:p text:style-name="P63"/>
      <text:p text:style-name="P132"><text:span text:style-name="T192">For the calculation of wallet fees we assume that the next 10</text:span><text:span text:style-name="T198">00</text:span><text:span text:style-name="T192"> blocks have no transactions, other than the coinba</text:span><text:span text:style-name="T193">se</text:span><text:span text:style-name="T192"> transaction, </text:span><text:span text:style-name="T194">the empty blocks,</text:span><text:span text:style-name="T192"> We then calculate M</text:span><text:span text:style-name="T95">LW</text:span><text:span text:style-name="T192"> by following the calculation of M</text:span><text:span text:style-name="T96">L</text:span><text:span text:style-name="T192"> at this future point. </text:span><text:span text:style-name="T195">We use the previous </text:span><text:span text:style-name="T196">99</text:span><text:span text:style-name="T198">00</text:span><text:span text:style-name="T196">0</text:span><text:span text:style-name="T195"> blocks and the future 10</text:span><text:span text:style-name="T198">00</text:span><text:span text:style-name="T195"> empty blocks </text:span><text:span text:style-name="T197">(100000 blocks) for M</text:span><text:span text:style-name="T97">L</text:span><text:span text:style-name="T35">.</text:span><text:span text:style-name="T197"> </text:span></text:p>
      <text:p text:style-name="P16"/>
      <text:p text:style-name="P17">Define </text:p>
      <text:p text:style-name="P17"/>
      <text:p text:style-name="P133"><text:span text:style-name="T184">M</text:span><text:span text:style-name="T98">B</text:span><text:span text:style-name="T102">W</text:span><text:span text:style-name="T184"> = </text:span><text:span text:style-name="T186">M</text:span><text:span text:style-name="T101">B</text:span><text:span text:style-name="T39"> for the last 99</text:span><text:span text:style-name="T42">00</text:span><text:span text:style-name="T39">0 blocks<text:line-break/>M</text:span><text:span text:style-name="T101">B</text:span><text:span text:style-name="T102">W</text:span><text:span text:style-name="T39"> = 0 for the future 10</text:span><text:span text:style-name="T42">00</text:span><text:span text:style-name="T39"> blocks; A value of 0 bytes </text:span><text:span text:style-name="T41">can be</text:span><text:span text:style-name="T39"> used for the empty blocks for the purposes of calculating M</text:span><text:span text:style-name="T101">LW</text:span><text:span text:style-name="T40">.</text:span></text:p>
      <text:p text:style-name="P47"/>
      <text:p text:style-name="P134"><text:span text:style-name="T184">M</text:span><text:span text:style-name="T98">L</text:span><text:span text:style-name="T102">W</text:span><text:span text:style-name="T184"> = The median over the </text:span><text:span text:style-name="T186">l</text:span><text:span text:style-name="T184">ast </text:span><text:span text:style-name="T186">99</text:span><text:span text:style-name="T191">00</text:span><text:span text:style-name="T186">0</text:span><text:span text:style-name="T184"> blocks </text:span><text:span text:style-name="T186">and future 1</text:span><text:span text:style-name="T191">00</text:span><text:span text:style-name="T186">0 blocks </text:span><text:span text:style-name="T189">(100000 blocks)</text:span><text:span text:style-name="T184"> of max((min (M</text:span><text:span text:style-name="T98">B</text:span><text:span text:style-name="T103">W</text:span><text:span text:style-name="T184"> , </text:span><text:span text:style-name="T200">1.</text:span><text:span text:style-name="T199">2</text:span><text:span text:style-name="T184">M</text:span><text:span text:style-name="T98">L</text:span><text:span text:style-name="T184">), Z</text:span><text:span text:style-name="T98">M</text:span><text:span text:style-name="T184"> , M</text:span><text:span text:style-name="T98">L</text:span><text:span text:style-name="T184">/</text:span><text:span text:style-name="T200">1.</text:span><text:span text:style-name="T199">2</text:span><text:span text:style-name="T184">) ; <text:s/></text:span><text:span text:style-name="T186">The current value of M</text:span><text:span text:style-name="T101">L</text:span><text:span text:style-name="T186"> from consensus is used; </text:span><text:span text:style-name="T187">Effective l</text:span><text:span text:style-name="T184">ong </text:span><text:span text:style-name="T187">t</text:span><text:span text:style-name="T184">erm </text:span><text:span text:style-name="T187">m</text:span><text:span text:style-name="T184">edian </text:span><text:span text:style-name="T188">for wallet fees</text:span></text:p>
      <text:p text:style-name="P47"/>
      <text:p text:style-name="P48">M<text:span text:style-name="T61">L</text:span><text:span text:style-name="T85">W</text:span> ; <text:span text:style-name="T228">P</text:span>enalty free zone <text:span text:style-name="T173">for wallet fees </text:span></text:p>
      <text:p text:style-name="P47"/>
      <text:p text:style-name="P43"><text:span text:style-name="T1">M</text:span><text:span text:style-name="T61">F</text:span><text:span text:style-name="T86">W</text:span><text:span text:style-name="T1"> = </text:span><text:span text:style-name="T2"><text:s/></text:span><text:span text:style-name="T1">M</text:span><text:span text:style-name="T61">L</text:span><text:span text:style-name="T129">W</text:span><text:span text:style-name="T1"> ; Median for </text:span><text:span text:style-name="T47">wallet </text:span><text:span text:style-name="T1">fee calculation</text:span></text:p>
      <text:p text:style-name="P74"/>
      <text:p text:style-name="P35"><text:span text:style-name="T2">B</text:span><text:span text:style-name="T63">R</text:span><text:span text:style-name="T67">L</text:span><text:span text:style-name="T68">W</text:span><text:span text:style-name="T2"> = T</text:span><text:span text:style-name="T64">R</text:span><text:span text:style-name="T2"> / </text:span><text:span text:style-name="T5">M</text:span><text:span text:style-name="T67">FW </text:span><text:span text:style-name="T5"><text:s/>; <text:s/>Used for </text:span><text:span text:style-name="T7">all</text:span><text:span text:style-name="T5"> fees </text:span><text:span text:style-name="T8">except the maximum fee</text:span></text:p>
      <text:p text:style-name="P103"/>
      <text:p text:style-name="P84"><text:span text:style-name="T155"/></text:p>
      <text:p text:style-name="P103"/>
      <text:p text:style-name="P94"><text:span text:style-name="T167">F</text:span><text:span text:style-name="T121">L</text:span><text:span text:style-name="T167"> = R</text:span><text:span text:style-name="T77">B</text:span><text:span text:style-name="T76">ase</text:span><text:span text:style-name="T167">B</text:span><text:span text:style-name="T80">R</text:span><text:span text:style-name="T120">L</text:span><text:span text:style-name="T130">W</text:span><text:span text:style-name="T153">2</text:span><text:span text:style-name="T167"> <text:s/>; Low </text:span><text:span text:style-name="T257">(minimum scaling) </text:span><text:span text:style-name="T167">transaction fee for reference transaction</text:span></text:p>
      <text:p text:style-name="P94"/>
      <text:p text:style-name="P98"><text:span text:style-name="T168">f</text:span><text:span text:style-name="T121">L</text:span><text:span text:style-name="T168"> = R</text:span><text:span text:style-name="T77">B</text:span><text:span text:style-name="T76">ase</text:span><text:span text:style-name="T167">B</text:span><text:span text:style-name="T80">R</text:span><text:span text:style-name="T120">L</text:span><text:span text:style-name="T130">W</text:span><text:span text:style-name="T167">/M</text:span><text:span text:style-name="T79">F</text:span><text:span text:style-name="T87">W</text:span><text:span text:style-name="T167"> ; Low </text:span><text:span text:style-name="T257">(minimum scaling)</text:span><text:span text:style-name="T167"> transaction fee per byte for a given M</text:span><text:span text:style-name="T79">F</text:span><text:span text:style-name="T87">W</text:span></text:p>
      <text:p text:style-name="P94"/>
      <text:p text:style-name="P94"><text:span text:style-name="T157">f</text:span><text:span text:style-name="T73">N</text:span><text:span text:style-name="T157"> = 4f</text:span><text:span text:style-name="T73">L</text:span><text:span text:style-name="T157"> <text:s/>; Normal transaction fee per byte for a given M</text:span><text:span text:style-name="T74">F</text:span><text:span text:style-name="T75">W</text:span></text:p>
      <text:p text:style-name="P70"/>
      <text:p text:style-name="P75">f<text:span text:style-name="T61">M</text:span> = 16f<text:span text:style-name="T61">L</text:span> ; <text:span text:style-name="T168">Medium Transaction fee per byte for a given M</text:span><text:span text:style-name="T79">F</text:span><text:span text:style-name="T87">W</text:span></text:p>
      <text:p text:style-name="P71"/>
      <text:p text:style-name="P71"/>
      <text:p text:style-name="P72"><text:span text:style-name="T168">f</text:span><text:span text:style-name="T142">H</text:span><text:span text:style-name="T168"> = </text:span><text:span text:style-name="T257">64</text:span><text:span text:style-name="T258">f</text:span><text:span text:style-name="T144">L</text:span><text:span text:style-name="T168"> <text:s/>; </text:span><text:span text:style-name="T272">High </text:span><text:span text:style-name="T168">Transaction fee per byte for a given M</text:span><text:span text:style-name="T79">F</text:span><text:span text:style-name="T87">W</text:span></text:p>
      <text:p text:style-name="P70"/>
      <text:p text:style-name="P141"><text:span text:style-name="T22">f</text:span><text:span text:style-name="T91">X</text:span><text:span text:style-name="T22"> = </text:span><text:span text:style-name="T30">2R</text:span><text:span text:style-name="T106">B</text:span><text:span text:style-name="T107">ase</text:span><text:span text:style-name="T32">/M</text:span><text:span text:style-name="T108">F</text:span><text:span text:style-name="T105">W</text:span><text:span text:style-name="T30"> </text:span><text:span text:style-name="T34">= 2(M</text:span><text:span text:style-name="T109">FW</text:span><text:span text:style-name="T34">/T</text:span><text:span text:style-name="T109">R</text:span><text:span text:style-name="T34">)f</text:span><text:span text:style-name="T109">L</text:span><text:span text:style-name="T34">. </text:span><text:span text:style-name="T33">Maximum Transaction </text:span><text:span text:style-name="T34">f</text:span><text:span text:style-name="T33">ee. </text:span><text:span text:style-name="T31">This is g</text:span><text:span text:style-name="T26">reater than or equal to </text:span><text:span text:style-name="T24">Maximum Penalty (B =1 ).</text:span><text:span text:style-name="T23"> </text:span><text:span text:style-name="T28">F</text:span><text:span text:style-name="T27">or M</text:span><text:span text:style-name="T92">FW</text:span><text:span text:style-name="T27">.</text:span><text:span text:style-name="T89"> </text:span><text:span text:style-name="T28">= Z</text:span><text:span text:style-name="T92">M</text:span><text:span text:style-name="T28"> = 625000 bytes f</text:span><text:span text:style-name="T92">X</text:span><text:span text:style-name="T28"> = 125f</text:span><text:span text:style-name="T92">L</text:span><text:span text:style-name="T28">. </text:span><text:span text:style-name="T29">This still works to provide a high fee after two cycles of M</text:span><text:span text:style-name="T93">L</text:span><text:span text:style-name="T29"> (MRL issue #70) with a growth rate of M</text:span><text:span text:style-name="T93">L</text:span><text:span text:style-name="T29"> = 1.2. </text:span></text:p>
      <text:p text:style-name="P49"/>
      <text:p text:style-name="P110">Changes</text:p>
      <text:p text:style-name="P18"/>
      <text:p text:style-name="P18">1) All fees including the high fee are now based upon M<text:span text:style-name="T150">F</text:span><text:span text:style-name="T140">W</text:span></text:p>
      <text:p text:style-name="P76">with the ratio between fees constant for a given M<text:span text:style-name="T150">F</text:span><text:span text:style-name="T61">W</text:span>.</text:p>
      <text:p text:style-name="P18">2) The grace period is increased to 1000 blocks.</text:p>
      <text:p text:style-name="P143">3) <text:span text:style-name="T274">5</text:span> fee levels with a 4x factor between fees <text:span text:style-name="T274">for the lower 4 fee levels, f</text:span><text:span text:style-name="T151">L</text:span><text:span text:style-name="T274">, f</text:span><text:span text:style-name="T151">N</text:span><text:span text:style-name="T274">, f</text:span><text:span text:style-name="T151">M</text:span><text:span text:style-name="T274">, and f</text:span><text:span text:style-name="T151">H</text:span><text:span text:style-name="T274">.</text:span> <text:span text:style-name="T259">Ad</text:span><text:span text:style-name="T274">d</text:span><text:span text:style-name="T259">itional fee levels can be added, </text:span><text:span text:style-name="T274">below f</text:span><text:span text:style-name="T151">X</text:span><text:span text:style-name="T274"> </text:span><text:span text:style-name="T259">if needed at 1024x, 4096x etc., for larger M</text:span><text:span text:style-name="T145">L</text:span>, <text:span text:style-name="T273">provided these additional fee levels are below 1.44f</text:span><text:span text:style-name="T150">X</text:span><text:span text:style-name="T273">.</text:span></text:p>
      <text:p text:style-name="P144"/>
      <text:p text:style-name="P56"><text:soft-page-break/><text:span text:style-name="T238">3</text:span><text:span text:style-name="T246">) </text:span><text:span text:style-name="T256">Consensus </text:span><text:span text:style-name="T245">Transitional considerations for</text:span><text:span text:style-name="T236"> </text:span><text:span text:style-name="T235">Minimum penalty free zone, Z</text:span><text:span text:style-name="T128">M</text:span><text:span text:style-name="T235">, and </text:span><text:span text:style-name="T247">Median calculation</text:span><text:span text:style-name="T245">s</text:span><text:span text:style-name="T247"> after </text:span><text:span text:style-name="T245">the</text:span><text:span text:style-name="T247"> fork.</text:span></text:p>
      <text:p text:style-name="P26"/>
      <text:p text:style-name="P26"/>
      <text:p text:style-name="P26"/>
      <text:p text:style-name="P116"/>
      <text:p text:style-name="P116"/>
      <text:p text:style-name="P116">Define:</text:p>
      <text:p text:style-name="P116"/>
      <text:p text:style-name="P50"><text:span text:style-name="T1">Z</text:span><text:span text:style-name="T61">M</text:span><text:span text:style-name="T139">Ol</text:span><text:span text:style-name="T61">d</text:span><text:span text:style-name="T1"> = 300000 bytes </text:span><text:span text:style-name="T51">(Z</text:span><text:span text:style-name="T137">M</text:span><text:span text:style-name="T51"> <text:s/>before hard fork)</text:span></text:p>
      <text:p text:style-name="P116"/>
      <text:p text:style-name="P116">M<text:span text:style-name="T61">BOld</text:span> <text:span text:style-name="T249">= Block Weight in bytes (before hard fork) </text:span></text:p>
      <text:p text:style-name="P116"/>
      <text:p text:style-name="P116"/>
      <text:p text:style-name="P116"/>
      <text:p text:style-name="P124"><text:span text:style-name="T212">3</text:span><text:span text:style-name="T202">) </text:span><text:span text:style-name="T214">Consensus </text:span><text:span text:style-name="T213">Transitional considerations for </text:span><text:span text:style-name="T211">Minimum penalty free zone, Z</text:span><text:span text:style-name="T110">M</text:span><text:span text:style-name="T211">, and </text:span><text:span text:style-name="T210">Median calculation</text:span><text:span text:style-name="T213">s</text:span><text:span text:style-name="T210"> after </text:span><text:span text:style-name="T213">the</text:span><text:span text:style-name="T210"> fork.</text:span></text:p>
      <text:p text:style-name="P7"/>
      <text:p text:style-name="P119"><text:span text:style-name="T231">C</text:span><text:span text:style-name="T230">alculation of M</text:span><text:span text:style-name="T124">L</text:span><text:span text:style-name="T230">, M</text:span><text:span text:style-name="T124">S</text:span><text:span text:style-name="T230">, </text:span><text:span text:style-name="T232">M</text:span><text:span text:style-name="T126">N</text:span><text:span text:style-name="T232"> and M</text:span><text:span text:style-name="T126">L</text:span><text:span text:style-name="T125">W </text:span><text:span text:style-name="T233">where </text:span><text:span text:style-name="T234">blocks from a previous </text:span><text:span text:style-name="T248">the </text:span><text:span text:style-name="T234">Monero version are included in a calculation after the fork. <text:s/></text:span><text:span text:style-name="T249">M</text:span><text:span text:style-name="T137">B</text:span><text:span text:style-name="T234"> </text:span><text:span text:style-name="T250">is modified as follows:</text:span></text:p>
      <text:p text:style-name="P120"/>
      <text:p text:style-name="P121">Define</text:p>
      <text:p text:style-name="P117"/>
      <text:p text:style-name="P118">Z<text:span text:style-name="T61">M</text:span> = <text:span text:style-name="T260">625000</text:span> bytes</text:p>
      <text:p text:style-name="P115"/>
      <text:p text:style-name="P117">For blocks before the hard fork <text:line-break/>M<text:span text:style-name="T61">B</text:span> = <text:s/><text:span text:style-name="T248">M</text:span><text:span text:style-name="T138">BOld</text:span> ( Z<text:span text:style-name="T61">M</text:span> / <text:span text:style-name="T248">Z</text:span><text:span text:style-name="T138">M</text:span><text:span text:style-name="T139">O</text:span><text:span text:style-name="T138">ld</text:span> )</text:p>
      <text:p text:style-name="P117"/>
      <text:p text:style-name="P122">The medians are then calculated normally. </text:p>
      <text:p text:style-name="P122"/>
      <text:p text:style-name="P123">Note: This is only necessary if M<text:span text:style-name="T61">LOld</text:span> &gt; Z<text:span text:style-name="T61">MOld</text:span>, <text:span text:style-name="T267">where <text:s/></text:span>M<text:span text:style-name="T61">LOld</text:span> <text:span text:style-name="T267">is the long term median just before the fork. 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3"/>
      <text:p text:style-name="P114"/>
      <text:p text:style-name="P129"/>
      <text:p text:style-name="P112"/>
      <text:p text:style-name="P60"><text:soft-page-break/><text:span text:style-name="T238">4) </text:span>Wallet Fee <text:span text:style-name="T218">Rounding</text:span></text:p>
      <text:p text:style-name="P19"/>
      <text:p text:style-name="P61"><text:span text:style-name="T251">Wallet fees, f</text:span><text:span text:style-name="T135">N</text:span><text:span text:style-name="T251">, f</text:span><text:span text:style-name="T135">L</text:span><text:span text:style-name="T251">, f</text:span><text:span text:style-name="T135">M</text:span><text:span text:style-name="T251">, and f</text:span><text:span text:style-name="T135">H</text:span><text:span text:style-name="T251"> are rounded up to the desired</text:span></text:p>
      <text:p text:style-name="P19">number of significant digits in the significan<text:span text:style-name="T268">d</text:span></text:p>
      <text:p text:style-name="P27"/>
      <text:p text:style-name="P27">Wallet Fee <text:span text:style-name="T219">Rounding </text:span>Examples</text:p>
      <text:p text:style-name="P21"/>
      <text:p text:style-name="P23">Two significan<text:span text:style-name="T268">t</text:span> digits</text:p>
      <text:p text:style-name="P23"/>
      <text:p text:style-name="P23">27810<text:tab/><text:tab/>Rounded to : 28000</text:p>
      <text:p text:style-name="P23">37.94 <text:tab/><text:tab/>Rounded to : 38</text:p>
      <text:p text:style-name="P23">0.5555<text:tab/><text:tab/>Rounded to : 0.56</text:p>
      <text:p text:style-name="P79">0.002342<text:tab/>Rounded to : 0.002<text:span text:style-name="T269">4</text:span></text:p>
      <text:p text:style-name="P60"><text:span text:style-name="T238">4) </text:span>Wallet Fee <text:span text:style-name="T218">Rounding</text:span></text:p>
      <text:p text:style-name="P29"/>
      <text:p text:style-name="P20">Wallet fees, f<text:span text:style-name="T61">N</text:span>, f<text:span text:style-name="T61">L</text:span>, f<text:span text:style-name="T61">M</text:span>, f<text:span text:style-name="T61">H</text:span>, and f<text:span text:style-name="T143">X</text:span> are rounded <text:span text:style-name="T268">up </text:span>to <text:span text:style-name="T252">2</text:span> significant digits in the significan<text:span text:style-name="T268">d</text:span> </text:p>
      <text:p text:style-name="P28"/>
      <text:p text:style-name="P28">Wallet Fee <text:span text:style-name="T219">Rounding </text:span>Examples</text:p>
      <text:p text:style-name="P22"/>
      <text:p text:style-name="P24">Two significan<text:span text:style-name="T268">t</text:span> digits</text:p>
      <text:p text:style-name="P24"/>
      <text:p text:style-name="P24">27810<text:tab/><text:tab/>Rounded to : 28000</text:p>
      <text:p text:style-name="P24">37.94 <text:tab/><text:tab/>Rounded to : 38</text:p>
      <text:p text:style-name="P24">0.5555<text:tab/><text:tab/>Rounded to : 0.56</text:p>
      <text:p text:style-name="P138"><text:span text:style-name="T262">0.002342<text:tab/>Rounded to : 0.002</text:span><text:span text:style-name="T263">4</text:span></text:p>
      <text:p text:style-name="P138"><text:span text:style-name="T263"/></text:p>
      <text:p text:style-name="P140"><text:span text:style-name="T269">Note:</text:span><text:span text:style-name="T263"><text:line-break/><text:line-break/></text:span><text:span text:style-name="T269">Wallet fees are rounded up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6-01-19T23:31:05.228085732</dc:date>
    <meta:editing-duration>P6DT1H58M4S</meta:editing-duration>
    <meta:editing-cycles>132</meta:editing-cycles>
    <meta:generator>LibreOffice/24.2.7.2$Linux_X86_64 LibreOffice_project/420$Build-2</meta:generator>
    <meta:print-date>2026-01-19T22:54:23.772009240</meta:print-date>
    <meta:printed-by>PDF files</meta:printed-by>
    <meta:document-statistic meta:table-count="0" meta:image-count="0" meta:object-count="0" meta:page-count="5" meta:paragraph-count="129" meta:word-count="1776" meta:character-count="9042" meta:non-whitespace-character-count="7281"/>
  </office:meta>
</office:document-meta>
</file>